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一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user</text:p>
          </table:table-cell>
          <table:table-cell office:value-type="string">
            <text:p>won</text:p>
          </table:table-cell>
          <table:table-cell office:value-type="string">
            <text:p>times</text:p>
          </table:table-cell>
          <table:table-cell office:value-type="string">
            <text:p>Name</text:p>
          </table:table-cell>
          <table:table-cell office:value-type="string">
            <text:p>出た際の勝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187">
            <text:p>187</text:p>
          </table:table-cell>
          <table:table-cell office:value-type="string">
            <text:p>Ａ文</text:p>
          </table:table-cell>
          <table:table-cell table:formula="of:=[.C2]/[.D2]*100" office:value-type="float" office:value="52.4064171122995">
            <text:p>52.4064171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179">
            <text:p>179</text:p>
          </table:table-cell>
          <table:table-cell office:value-type="string">
            <text:p>Ｓ文</text:p>
          </table:table-cell>
          <table:table-cell table:formula="of:=[.C3]/[.D3]*100" office:value-type="float" office:value="44.6927374301676">
            <text:p>44.69273743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float" office:value="173">
            <text:p>173</text:p>
          </table:table-cell>
          <table:table-cell office:value-type="string">
            <text:p>Ａ朱鷺子</text:p>
          </table:table-cell>
          <table:table-cell table:formula="of:=[.C4]/[.D4]*100" office:value-type="float" office:value="65.3179190751445">
            <text:p>65.31791907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130">
            <text:p>130</text:p>
          </table:table-cell>
          <table:table-cell office:value-type="string">
            <text:p>Ｄスター</text:p>
          </table:table-cell>
          <table:table-cell table:formula="of:=[.C5]/[.D5]*100" office:value-type="float" office:value="49.2307692307692">
            <text:p>49.23076923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Ｓ妖夢</text:p>
          </table:table-cell>
          <table:table-cell table:formula="of:=[.C6]/[.D6]*100" office:value-type="float" office:value="63.5416666666667">
            <text:p>63.541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string">
            <text:p>Ｎサニー</text:p>
          </table:table-cell>
          <table:table-cell table:formula="of:=[.C7]/[.D7]*100" office:value-type="float" office:value="56">
            <text:p>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string">
            <text:p>Ｔ夢月</text:p>
          </table:table-cell>
          <table:table-cell table:formula="of:=[.C8]/[.D8]*100" office:value-type="float" office:value="50.9090909090909">
            <text:p>50.90909090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string">
            <text:p>Ｄエリー</text:p>
          </table:table-cell>
          <table:table-cell table:formula="of:=[.C9]/[.D9]*100" office:value-type="float" office:value="51.1111111111111">
            <text:p>51.11111111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string">
            <text:p>Ａゴリアテ</text:p>
          </table:table-cell>
          <table:table-cell table:formula="of:=[.C10]/[.D10]*100" office:value-type="float" office:value="45.3125">
            <text:p>45.3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131">
            <text:p>131</text:p>
          </table:table-cell>
          <table:table-cell office:value-type="string">
            <text:p>Ｔさとり</text:p>
          </table:table-cell>
          <table:table-cell table:formula="of:=[.C11]/[.D11]*100" office:value-type="float" office:value="51.1450381679389">
            <text:p>51.14503816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string">
            <text:p>Ｓマイ</text:p>
          </table:table-cell>
          <table:table-cell table:formula="of:=[.C12]/[.D12]*100" office:value-type="float" office:value="52.8571428571429">
            <text:p>52.85714285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string">
            <text:p>Ａ大妖精</text:p>
          </table:table-cell>
          <table:table-cell table:formula="of:=[.C13]/[.D13]*100" office:value-type="float" office:value="48.0519480519481">
            <text:p>48.05194805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Ｓ鈴仙</text:p>
          </table:table-cell>
          <table:table-cell table:formula="of:=[.C14]/[.D14]*100" office:value-type="float" office:value="35.9375">
            <text:p>35.93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Ｎにとり</text:p>
          </table:table-cell>
          <table:table-cell table:formula="of:=[.C15]/[.D15]*100" office:value-type="float" office:value="41.3333333333333">
            <text:p>41.3333333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string">
            <text:p>Ｈスター</text:p>
          </table:table-cell>
          <table:table-cell table:formula="of:=[.C16]/[.D16]*100" office:value-type="float" office:value="62.7118644067797">
            <text:p>62.71186440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string">
            <text:p>Ａ諏訪子</text:p>
          </table:table-cell>
          <table:table-cell table:formula="of:=[.C17]/[.D17]*100" office:value-type="float" office:value="60.7843137254902">
            <text:p>60.78431372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string">
            <text:p>Ｈサニー</text:p>
          </table:table-cell>
          <table:table-cell table:formula="of:=[.C18]/[.D18]*100" office:value-type="float" office:value="38.4615384615385">
            <text:p>38.46153846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Ｗ咲夜</text:p>
          </table:table-cell>
          <table:table-cell table:formula="of:=[.C19]/[.D19]*100"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string">
            <text:p>Ｄ早苗</text:p>
          </table:table-cell>
          <table:table-cell table:formula="of:=[.C20]/[.D20]*100" office:value-type="float" office:value="53.7037037037037">
            <text:p>53.703703703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string">
            <text:p>Ｎサラ</text:p>
          </table:table-cell>
          <table:table-cell table:formula="of:=[.C21]/[.D21]*100" office:value-type="float" office:value="70">
            <text:p>7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Ｓリグル</text:p>
          </table:table-cell>
          <table:table-cell table:formula="of:=[.C22]/[.D22]*100" office:value-type="float" office:value="48.7179487179487">
            <text:p>48.717948717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string">
            <text:p>非想天則</text:p>
          </table:table-cell>
          <table:table-cell table:formula="of:=[.C23]/[.D23]*100" office:value-type="float" office:value="44.7368421052632">
            <text:p>44.73684210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string">
            <text:p>Ｔ藍</text:p>
          </table:table-cell>
          <table:table-cell table:formula="of:=[.C24]/[.D24]*100" office:value-type="float" office:value="51.6129032258065">
            <text:p>51.61290322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string">
            <text:p>ＡＤ鈴仙</text:p>
          </table:table-cell>
          <table:table-cell table:formula="of:=[.C25]/[.D25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Ｈ早苗</text:p>
          </table:table-cell>
          <table:table-cell table:formula="of:=[.C26]/[.D26]*100" office:value-type="float" office:value="64.5161290322581">
            <text:p>64.516129032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string">
            <text:p>Ｔ鈴仙</text:p>
          </table:table-cell>
          <table:table-cell table:formula="of:=[.C27]/[.D27]*100" office:value-type="float" office:value="70.3703703703704">
            <text:p>70.37037037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Ｔ妖夢</text:p>
          </table:table-cell>
          <table:table-cell table:formula="of:=[.C28]/[.D28]*100" office:value-type="float" office:value="51.2820512820513">
            <text:p>51.282051282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string">
            <text:p>Ｈルナ</text:p>
          </table:table-cell>
          <table:table-cell table:formula="of:=[.C29]/[.D29]*100" office:value-type="float" office:value="36.8421052631579">
            <text:p>36.842105263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Ｓ咲夜</text:p>
          </table:table-cell>
          <table:table-cell table:formula="of:=[.C30]/[.D30]*100" office:value-type="float" office:value="57.5757575757576">
            <text:p>57.575757575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輪妖精</text:p>
          </table:table-cell>
          <table:table-cell table:formula="of:=[.C31]/[.D31]*100" office:value-type="float" office:value="34.375">
            <text:p>34.3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string">
            <text:p>Ａフラン</text:p>
          </table:table-cell>
          <table:table-cell table:formula="of:=[.C32]/[.D32]*100" office:value-type="float" office:value="43.859649122807">
            <text:p>43.85964912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string">
            <text:p>Ｓ豊姫</text:p>
          </table:table-cell>
          <table:table-cell table:formula="of:=[.C33]/[.D33]*100" office:value-type="float" office:value="53.7037037037037">
            <text:p>53.703703703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string">
            <text:p>Ｄ依姫</text:p>
          </table:table-cell>
          <table:table-cell table:formula="of:=[.C34]/[.D34]*100" office:value-type="float" office:value="59.5238095238095">
            <text:p>59.523809523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string">
            <text:p>Ｈルイズ</text:p>
          </table:table-cell>
          <table:table-cell table:formula="of:=[.C35]/[.D35]*100" office:value-type="float" office:value="43.2432432432432">
            <text:p>43.243243243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Ｈオレンジ</text:p>
          </table:table-cell>
          <table:table-cell table:formula="of:=[.C36]/[.D36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string">
            <text:p>Ｓ魔理沙</text:p>
          </table:table-cell>
          <table:table-cell table:formula="of:=[.C37]/[.D37]*100" office:value-type="float" office:value="53.968253968254">
            <text:p>53.96825396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string">
            <text:p>Ｓレミリア</text:p>
          </table:table-cell>
          <table:table-cell table:formula="of:=[.C38]/[.D38]*100" office:value-type="float" office:value="48.2142857142857">
            <text:p>48.21428571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ＡＤレティ</text:p>
          </table:table-cell>
          <table:table-cell table:formula="of:=[.C39]/[.D39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string">
            <text:p>Ｔフラン</text:p>
          </table:table-cell>
          <table:table-cell table:formula="of:=[.C40]/[.D40]*100" office:value-type="float" office:value="51.5151515151515">
            <text:p>51.515151515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Ｈ夢子</text:p>
          </table:table-cell>
          <table:table-cell table:formula="of:=[.C41]/[.D41]*100" office:value-type="float" office:value="58.0645161290323">
            <text:p>58.06451612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Ｅルーミア</text:p>
          </table:table-cell>
          <table:table-cell table:formula="of:=[.C42]/[.D42]*100" office:value-type="float" office:value="36.6666666666667">
            <text:p>36.66666666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Ｄレイラ</text:p>
          </table:table-cell>
          <table:table-cell table:formula="of:=[.C43]/[.D43]*100" office:value-type="float" office:value="46.1538461538462">
            <text:p>46.153846153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string">
            <text:p>Ｄ霊夢</text:p>
          </table:table-cell>
          <table:table-cell table:formula="of:=[.C44]/[.D44]*100" office:value-type="float" office:value="45.4545454545455">
            <text:p>45.454545454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ＪＫ早苗</text:p>
          </table:table-cell>
          <table:table-cell table:formula="of:=[.C45]/[.D45]*100" office:value-type="float" office:value="52.7777777777778">
            <text:p>52.777777777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ＡＤチルノ</text:p>
          </table:table-cell>
          <table:table-cell table:formula="of:=[.C46]/[.D46]*100" office:value-type="float" office:value="41.1764705882353">
            <text:p>41.17647058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Ｓ幻月</text:p>
          </table:table-cell>
          <table:table-cell table:formula="of:=[.C47]/[.D47]*100" office:value-type="float" office:value="40.625">
            <text:p>40.62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Ｔサニー</text:p>
          </table:table-cell>
          <table:table-cell table:formula="of:=[.C48]/[.D48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Ｈルナサ</text:p>
          </table:table-cell>
          <table:table-cell table:formula="of:=[.C49]/[.D49]*100" office:value-type="float" office:value="47.3684210526316">
            <text:p>47.36842105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ＳリリーＢ</text:p>
          </table:table-cell>
          <table:table-cell table:formula="of:=[.C50]/[.D50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string">
            <text:p>ミミちゃん</text:p>
          </table:table-cell>
          <table:table-cell table:formula="of:=[.C51]/[.D51]*100" office:value-type="float" office:value="60">
            <text:p>6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string">
            <text:p>Ａレミリア</text:p>
          </table:table-cell>
          <table:table-cell table:formula="of:=[.C52]/[.D52]*100" office:value-type="float" office:value="53.4883720930233">
            <text:p>53.48837209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ＡＤ妹紅</text:p>
          </table:table-cell>
          <table:table-cell table:formula="of:=[.C53]/[.D53]*100" office:value-type="float" office:value="51.3513513513514">
            <text:p>51.351351351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Ｈカナ</text:p>
          </table:table-cell>
          <table:table-cell table:formula="of:=[.C54]/[.D54]*100" office:value-type="float" office:value="53.125">
            <text:p>53.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Ｔ空</text:p>
          </table:table-cell>
          <table:table-cell table:formula="of:=[.C55]/[.D55]*100" office:value-type="float" office:value="60">
            <text:p>6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Ｎスター</text:p>
          </table:table-cell>
          <table:table-cell table:formula="of:=[.C56]/[.D56]*100" office:value-type="float" office:value="50">
            <text:p>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呪い子</text:p>
          </table:table-cell>
          <table:table-cell table:formula="of:=[.C57]/[.D57]*100" office:value-type="float" office:value="40.7407407407407">
            <text:p>40.740740740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Ｓフラン</text:p>
          </table:table-cell>
          <table:table-cell table:formula="of:=[.C58]/[.D58]*100" office:value-type="float" office:value="62.962962962963">
            <text:p>62.96296296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Ｈくるみ</text:p>
          </table:table-cell>
          <table:table-cell table:formula="of:=[.C59]/[.D59]*100" office:value-type="float" office:value="25">
            <text:p>2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Ｄキスメ</text:p>
          </table:table-cell>
          <table:table-cell table:formula="of:=[.C60]/[.D60]*100" office:value-type="float" office:value="44.4444444444444">
            <text:p>44.444444444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Ｓにとり</text:p>
          </table:table-cell>
          <table:table-cell table:formula="of:=[.C61]/[.D61]*100" office:value-type="float" office:value="35.7142857142857">
            <text:p>35.714285714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Ｓレティ</text:p>
          </table:table-cell>
          <table:table-cell table:formula="of:=[.C62]/[.D62]*100" office:value-type="float" office:value="61.5384615384615">
            <text:p>61.53846153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Ｄ萃香</text:p>
          </table:table-cell>
          <table:table-cell table:formula="of:=[.C63]/[.D63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Ｎ屠自古</text:p>
          </table:table-cell>
          <table:table-cell table:formula="of:=[.C64]/[.D64]*100" office:value-type="float" office:value="51.8518518518519">
            <text:p>51.851851851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Ｎキクリ</text:p>
          </table:table-cell>
          <table:table-cell table:formula="of:=[.C65]/[.D65]*100" office:value-type="float" office:value="38.4615384615385">
            <text:p>38.46153846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Ｓ静葉</text:p>
          </table:table-cell>
          <table:table-cell table:formula="of:=[.C66]/[.D66]*100" office:value-type="float" office:value="40">
            <text:p>4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Ｈミスティア</text:p>
          </table:table-cell>
          <table:table-cell table:formula="of:=[.C67]/[.D6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Ａ魔理沙</text:p>
          </table:table-cell>
          <table:table-cell table:formula="of:=[.C68]/[.D68]*100" office:value-type="float" office:value="39.1304347826087">
            <text:p>39.13043478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Ｄリグル</text:p>
          </table:table-cell>
          <table:table-cell table:formula="of:=[.C69]/[.D69]*100" office:value-type="float" office:value="30">
            <text:p>3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ＡＤてゐ</text:p>
          </table:table-cell>
          <table:table-cell table:formula="of:=[.C70]/[.D70]*100" office:value-type="float" office:value="47.3684210526316">
            <text:p>47.368421052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Ｄアリス</text:p>
          </table:table-cell>
          <table:table-cell table:formula="of:=[.C71]/[.D71]*100" office:value-type="float" office:value="35.2941176470588">
            <text:p>35.294117647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Ｄ芳香</text:p>
          </table:table-cell>
          <table:table-cell table:formula="of:=[.C72]/[.D72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string">
            <text:p>Ａ神奈子</text:p>
          </table:table-cell>
          <table:table-cell table:formula="of:=[.C73]/[.D73]*100" office:value-type="float" office:value="51.4285714285714">
            <text:p>51.428571428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string">
            <text:p>Ｔありす</text:p>
          </table:table-cell>
          <table:table-cell table:formula="of:=[.C74]/[.D74]*100" office:value-type="float" office:value="60.6060606060606">
            <text:p>60.606060606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ＡリリーＢ</text:p>
          </table:table-cell>
          <table:table-cell table:formula="of:=[.C75]/[.D75]*100" office:value-type="float" office:value="51.7241379310345">
            <text:p>51.7241379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>伊佐美</text:p>
          </table:table-cell>
          <table:table-cell table:formula="of:=[.C76]/[.D76]*100" office:value-type="float" office:value="48.1481481481482">
            <text:p>48.14814814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Ｔメルラン</text:p>
          </table:table-cell>
          <table:table-cell table:formula="of:=[.C77]/[.D77]*100" office:value-type="float" office:value="60">
            <text:p>6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Ｈ大妖精</text:p>
          </table:table-cell>
          <table:table-cell table:formula="of:=[.C78]/[.D78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Ｎルナサ</text:p>
          </table:table-cell>
          <table:table-cell table:formula="of:=[.C79]/[.D79]*100" office:value-type="float" office:value="50">
            <text:p>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Ｎパチュリー</text:p>
          </table:table-cell>
          <table:table-cell table:formula="of:=[.C80]/[.D80]*100" office:value-type="float" office:value="50">
            <text:p>5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Ｈ青娥</text:p>
          </table:table-cell>
          <table:table-cell table:formula="of:=[.C81]/[.D81]*100" office:value-type="float" office:value="57.8947368421053">
            <text:p>57.894736842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ＡＤミスティ</text:p>
          </table:table-cell>
          <table:table-cell table:formula="of:=[.C82]/[.D82]*100" office:value-type="float" office:value="42.1052631578947">
            <text:p>42.105263157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Ａ輝夜</text:p>
          </table:table-cell>
          <table:table-cell table:formula="of:=[.C83]/[.D83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Ａ空</text:p>
          </table:table-cell>
          <table:table-cell table:formula="of:=[.C84]/[.D84]*100" office:value-type="float" office:value="47.0588235294118">
            <text:p>47.058823529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Ｔパチュリー</text:p>
          </table:table-cell>
          <table:table-cell table:formula="of:=[.C85]/[.D85]*100" office:value-type="float" office:value="23.5294117647059">
            <text:p>23.529411764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ＡＬＩＣＥ</text:p>
          </table:table-cell>
          <table:table-cell table:formula="of:=[.C86]/[.D86]*100" office:value-type="float" office:value="40">
            <text:p>4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Ｄにとり</text:p>
          </table:table-cell>
          <table:table-cell table:formula="of:=[.C87]/[.D87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Ｄ穣子</text:p>
          </table:table-cell>
          <table:table-cell table:formula="of:=[.C88]/[.D88]*100" office:value-type="float" office:value="27.2727272727273">
            <text:p>27.272727272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Ａ美鈴</text:p>
          </table:table-cell>
          <table:table-cell table:formula="of:=[.C89]/[.D89]*100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Ｓ布都</text:p>
          </table:table-cell>
          <table:table-cell table:formula="of:=[.C90]/[.D90]*100" office:value-type="float" office:value="56.5217391304348">
            <text:p>56.52173913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秋姉妹</text:p>
          </table:table-cell>
          <table:table-cell table:formula="of:=[.C91]/[.D91]*100" office:value-type="float" office:value="50">
            <text:p>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Ｓ空</text:p>
          </table:table-cell>
          <table:table-cell table:formula="of:=[.C92]/[.D92]*100" office:value-type="float" office:value="40.9090909090909">
            <text:p>40.909090909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魔天使</text:p>
          </table:table-cell>
          <table:table-cell table:formula="of:=[.C93]/[.D93]*100" office:value-type="float" office:value="52.3809523809524">
            <text:p>52.38095238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Ａ鈴仙</text:p>
          </table:table-cell>
          <table:table-cell table:formula="of:=[.C94]/[.D94]*100" office:value-type="float" office:value="57.8947368421053">
            <text:p>57.894736842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Ｔ早苗</text:p>
          </table:table-cell>
          <table:table-cell table:formula="of:=[.C95]/[.D95]*100" office:value-type="float" office:value="44.4444444444444">
            <text:p>44.444444444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Ｄ諏訪子</text:p>
          </table:table-cell>
          <table:table-cell table:formula="of:=[.C96]/[.D96]*100" office:value-type="float" office:value="61.1111111111111">
            <text:p>61.111111111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Ｎ幽香</text:p>
          </table:table-cell>
          <table:table-cell table:formula="of:=[.C97]/[.D97]*100" office:value-type="float" office:value="35.2941176470588">
            <text:p>35.29411764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Ｔヤマメ</text:p>
          </table:table-cell>
          <table:table-cell table:formula="of:=[.C98]/[.D98]*100" office:value-type="float" office:value="64.7058823529412">
            <text:p>64.705882352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Ｔメディスン</text:p>
          </table:table-cell>
          <table:table-cell table:formula="of:=[.C99]/[.D99]*100" office:value-type="float" office:value="35.2941176470588">
            <text:p>35.294117647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Ａサリエル</text:p>
          </table:table-cell>
          <table:table-cell table:formula="of:=[.C100]/[.D100]*100" office:value-type="float" office:value="52.9411764705882">
            <text:p>52.941176470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Ｓユキ</text:p>
          </table:table-cell>
          <table:table-cell table:formula="of:=[.C101]/[.D101]*100" office:value-type="float" office:value="50">
            <text:p>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Ｄパルスィ</text:p>
          </table:table-cell>
          <table:table-cell table:formula="of:=[.C102]/[.D102]*100" office:value-type="float" office:value="28.5714285714286">
            <text:p>28.571428571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Ｄ映姫</text:p>
          </table:table-cell>
          <table:table-cell table:formula="of:=[.C103]/[.D103]*100" office:value-type="float" office:value="38.4615384615385">
            <text:p>38.461538461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Ｓチルノ</text:p>
          </table:table-cell>
          <table:table-cell table:formula="of:=[.C104]/[.D104]*100" office:value-type="float" office:value="61.5384615384615">
            <text:p>61.538461538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Ｎ小兎姫</text:p>
          </table:table-cell>
          <table:table-cell table:formula="of:=[.C105]/[.D105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Ａ天子</text:p>
          </table:table-cell>
          <table:table-cell table:formula="of:=[.C106]/[.D106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Ｅ魔理沙</text:p>
          </table:table-cell>
          <table:table-cell table:formula="of:=[.C107]/[.D107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Ａ椛</text:p>
          </table:table-cell>
          <table:table-cell table:formula="of:=[.C108]/[.D108]*100" office:value-type="float" office:value="60">
            <text:p>6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Ｄ美鈴</text:p>
          </table:table-cell>
          <table:table-cell table:formula="of:=[.C109]/[.D109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Ａ先代の巫女</text:p>
          </table:table-cell>
          <table:table-cell table:formula="of:=[.C110]/[.D110]*100" office:value-type="float" office:value="22.2222222222222">
            <text:p>22.22222222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Ｔルナ</text:p>
          </table:table-cell>
          <table:table-cell table:formula="of:=[.C111]/[.D111]*100" office:value-type="float" office:value="11.1111111111111">
            <text:p>11.111111111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Ｄ幽々子</text:p>
          </table:table-cell>
          <table:table-cell table:formula="of:=[.C112]/[.D112]*100" office:value-type="float" office:value="37.5">
            <text:p>37.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Ｎ神奈子</text:p>
          </table:table-cell>
          <table:table-cell table:formula="of:=[.C113]/[.D113]*100" office:value-type="float" office:value="69.5652173913043">
            <text:p>69.565217391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Ｎさとり</text:p>
          </table:table-cell>
          <table:table-cell table:formula="of:=[.C114]/[.D114]*100" office:value-type="float" office:value="52.3809523809524">
            <text:p>52.38095238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Ａ萃香</text:p>
          </table:table-cell>
          <table:table-cell table:formula="of:=[.C115]/[.D115]*100" office:value-type="float" office:value="47.6190476190476">
            <text:p>47.61904761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Ｎ豊姫</text:p>
          </table:table-cell>
          <table:table-cell table:formula="of:=[.C116]/[.D116]*100" office:value-type="float" office:value="55">
            <text:p>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Ａ夢美</text:p>
          </table:table-cell>
          <table:table-cell table:formula="of:=[.C117]/[.D117]*100" office:value-type="float" office:value="63.1578947368421">
            <text:p>63.157894736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Ｄ天子</text:p>
          </table:table-cell>
          <table:table-cell table:formula="of:=[.C118]/[.D118]*100" office:value-type="float" office:value="50">
            <text:p>5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Ａ紫</text:p>
          </table:table-cell>
          <table:table-cell table:formula="of:=[.C119]/[.D119]*100" office:value-type="float" office:value="31.25">
            <text:p>31.2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Ｈ燐</text:p>
          </table:table-cell>
          <table:table-cell table:formula="of:=[.C120]/[.D120]*100" office:value-type="float" office:value="56.25">
            <text:p>56.2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Ｎこいし</text:p>
          </table:table-cell>
          <table:table-cell table:formula="of:=[.C121]/[.D121]*100" office:value-type="float" office:value="40">
            <text:p>4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Ｔ魔理沙</text:p>
          </table:table-cell>
          <table:table-cell table:formula="of:=[.C122]/[.D122]*100" office:value-type="float" office:value="53.3333333333333">
            <text:p>53.333333333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Ａ燐</text:p>
          </table:table-cell>
          <table:table-cell table:formula="of:=[.C123]/[.D123]*100" office:value-type="float" office:value="40">
            <text:p>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Ａ幽香</text:p>
          </table:table-cell>
          <table:table-cell table:formula="of:=[.C124]/[.D124]*100" office:value-type="float" office:value="35.7142857142857">
            <text:p>35.714285714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ＡＤ美鈴</text:p>
          </table:table-cell>
          <table:table-cell table:formula="of:=[.C125]/[.D125]*100" office:value-type="float" office:value="64.2857142857143">
            <text:p>64.28571428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Ｈレティ</text:p>
          </table:table-cell>
          <table:table-cell table:formula="of:=[.C126]/[.D126]*100" office:value-type="float" office:value="78.5714285714286">
            <text:p>78.57142857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Ｈ雛</text:p>
          </table:table-cell>
          <table:table-cell table:formula="of:=[.C127]/[.D127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Ｎミスティア</text:p>
          </table:table-cell>
          <table:table-cell table:formula="of:=[.C128]/[.D128]*100" office:value-type="float" office:value="61.5384615384615">
            <text:p>61.538461538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Ｔ咲夜</text:p>
          </table:table-cell>
          <table:table-cell table:formula="of:=[.C129]/[.D129]*100" office:value-type="float" office:value="30.7692307692308">
            <text:p>30.769230769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Ｓエリス</text:p>
          </table:table-cell>
          <table:table-cell table:formula="of:=[.C130]/[.D130]*100" office:value-type="float" office:value="50">
            <text:p>5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Ｄ里香</text:p>
          </table:table-cell>
          <table:table-cell table:formula="of:=[.C131]/[.D131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Ｈメルラン</text:p>
          </table:table-cell>
          <table:table-cell table:formula="of:=[.C132]/[.D132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Ｓアリス</text:p>
          </table:table-cell>
          <table:table-cell table:formula="of:=[.C133]/[.D133]*100" office:value-type="float" office:value="45.4545454545455">
            <text:p>45.454545454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Ｄ小町</text:p>
          </table:table-cell>
          <table:table-cell table:formula="of:=[.C134]/[.D134]*100" office:value-type="float" office:value="18.1818181818182">
            <text:p>18.181818181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Ｔ先代の巫女</text:p>
          </table:table-cell>
          <table:table-cell table:formula="of:=[.C135]/[.D135]*100" office:value-type="float" office:value="30">
            <text:p>3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Ｄメディスン</text:p>
          </table:table-cell>
          <table:table-cell table:formula="of:=[.C136]/[.D136]*100" office:value-type="float" office:value="22.2222222222222">
            <text:p>22.222222222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Ｄ妖夢</text:p>
          </table:table-cell>
          <table:table-cell table:formula="of:=[.C137]/[.D13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Ｔルーミア</text:p>
          </table:table-cell>
          <table:table-cell table:formula="of:=[.C138]/[.D138]*100" office:value-type="float" office:value="22.2222222222222">
            <text:p>22.222222222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Ｎ天魔</text:p>
          </table:table-cell>
          <table:table-cell table:formula="of:=[.C139]/[.D139]*100" office:value-type="float" office:value="12.5">
            <text:p>12.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ＡＤ紫</text:p>
          </table:table-cell>
          <table:table-cell table:formula="of:=[.C140]/[.D140]*100" office:value-type="float" office:value="50">
            <text:p>5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Ｓこいし</text:p>
          </table:table-cell>
          <table:table-cell table:formula="of:=[.C141]/[.D141]*100" office:value-type="float" office:value="50">
            <text:p>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Ｄ雛</text:p>
          </table:table-cell>
          <table:table-cell table:formula="of:=[.C142]/[.D142]*100" office:value-type="float" office:value="62.5">
            <text:p>62.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Ａ静葉</text:p>
          </table:table-cell>
          <table:table-cell table:formula="of:=[.C143]/[.D143]*100" office:value-type="float" office:value="62.5">
            <text:p>62.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Ｔリリカ</text:p>
          </table:table-cell>
          <table:table-cell table:formula="of:=[.C144]/[.D144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Ｔキスメ</text:p>
          </table:table-cell>
          <table:table-cell table:formula="of:=[.C145]/[.D145]*100" office:value-type="float" office:value="50">
            <text:p>5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Ｓ小町</text:p>
          </table:table-cell>
          <table:table-cell table:formula="of:=[.C146]/[.D146]*100" office:value-type="float" office:value="50">
            <text:p>5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Ｈヤマメ</text:p>
          </table:table-cell>
          <table:table-cell table:formula="of:=[.C147]/[.D147]*100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Ｈ神綺</text:p>
          </table:table-cell>
          <table:table-cell table:formula="of:=[.C148]/[.D148]*100" office:value-type="float" office:value="100">
            <text:p>1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神玉</text:p>
          </table:table-cell>
          <table:table-cell table:formula="of:=[.C149]/[.D149]*100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Ｎ妹紅</text:p>
          </table:table-cell>
          <table:table-cell table:formula="of:=[.C150]/[.D150]*100" office:value-type="float" office:value="75">
            <text:p>7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ちびサニー</text:p>
          </table:table-cell>
          <table:table-cell table:formula="of:=[.C151]/[.D151]*10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Ｓ燐</text:p>
          </table:table-cell>
          <table:table-cell table:formula="of:=[.C152]/[.D152]*100" office:value-type="float" office:value="47.0588235294118">
            <text:p>47.058823529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Ｎアリス</text:p>
          </table:table-cell>
          <table:table-cell table:formula="of:=[.C153]/[.D153]*100" office:value-type="float" office:value="20">
            <text:p>2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Ｄ輝夜</text:p>
          </table:table-cell>
          <table:table-cell table:formula="of:=[.C154]/[.D154]*100" office:value-type="float" office:value="50">
            <text:p>5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Ｈ咲夜</text:p>
          </table:table-cell>
          <table:table-cell table:formula="of:=[.C155]/[.D155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Ｄ鈴仙</text:p>
          </table:table-cell>
          <table:table-cell table:formula="of:=[.C156]/[.D156]*100" office:value-type="float" office:value="50">
            <text:p>5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Ｄ永琳</text:p>
          </table:table-cell>
          <table:table-cell table:formula="of:=[.C157]/[.D157]*100" office:value-type="float" office:value="71.4285714285714">
            <text:p>71.428571428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Ｈエレン</text:p>
          </table:table-cell>
          <table:table-cell table:formula="of:=[.C158]/[.D158]*100" office:value-type="float" office:value="69.2307692307692">
            <text:p>69.23076923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Ｓ藍</text:p>
          </table:table-cell>
          <table:table-cell table:formula="of:=[.C159]/[.D159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Ｎヤマメ</text:p>
          </table:table-cell>
          <table:table-cell table:formula="of:=[.C160]/[.D160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Ｈメディスン</text:p>
          </table:table-cell>
          <table:table-cell table:formula="of:=[.C161]/[.D161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Ｔアリス</text:p>
          </table:table-cell>
          <table:table-cell table:formula="of:=[.C162]/[.D162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Ａ慧音</text:p>
          </table:table-cell>
          <table:table-cell table:formula="of:=[.C163]/[.D163]*100" office:value-type="float" office:value="45.4545454545455">
            <text:p>45.454545454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ビビット</text:p>
          </table:table-cell>
          <table:table-cell table:formula="of:=[.C164]/[.D164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Ｔ橙</text:p>
          </table:table-cell>
          <table:table-cell table:formula="of:=[.C165]/[.D165]*100" office:value-type="float" office:value="27.2727272727273">
            <text:p>27.272727272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Ｎ文</text:p>
          </table:table-cell>
          <table:table-cell table:formula="of:=[.C166]/[.D166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霖之助</text:p>
          </table:table-cell>
          <table:table-cell table:formula="of:=[.C167]/[.D167]*100" office:value-type="float" office:value="40">
            <text:p>4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Ａ映姫</text:p>
          </table:table-cell>
          <table:table-cell table:formula="of:=[.C168]/[.D168]*100" office:value-type="float" office:value="70">
            <text:p>7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Ｓ幽々子</text:p>
          </table:table-cell>
          <table:table-cell table:formula="of:=[.C169]/[.D169]*100" office:value-type="float" office:value="30">
            <text:p>3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Ｈ布都</text:p>
          </table:table-cell>
          <table:table-cell table:formula="of:=[.C170]/[.D170]*100" office:value-type="float" office:value="90">
            <text:p>9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Ｔ小悪魔</text:p>
          </table:table-cell>
          <table:table-cell table:formula="of:=[.C171]/[.D171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Ａ衣玖</text:p>
          </table:table-cell>
          <table:table-cell table:formula="of:=[.C172]/[.D172]*100" office:value-type="float" office:value="44.4444444444444">
            <text:p>44.444444444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Ｎ大妖精</text:p>
          </table:table-cell>
          <table:table-cell table:formula="of:=[.C173]/[.D173]*100" office:value-type="float" office:value="44.4444444444444">
            <text:p>44.444444444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Ｓ小傘</text:p>
          </table:table-cell>
          <table:table-cell table:formula="of:=[.C174]/[.D174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Ｎルナ</text:p>
          </table:table-cell>
          <table:table-cell table:formula="of:=[.C175]/[.D175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Ｓてゐ</text:p>
          </table:table-cell>
          <table:table-cell table:formula="of:=[.C176]/[.D176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Ｎ神子</text:p>
          </table:table-cell>
          <table:table-cell table:formula="of:=[.C177]/[.D177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Ｔ美鈴</text:p>
          </table:table-cell>
          <table:table-cell table:formula="of:=[.C178]/[.D178]*100" office:value-type="float" office:value="37.5">
            <text:p>37.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Ｎ聖</text:p>
          </table:table-cell>
          <table:table-cell table:formula="of:=[.C179]/[.D179]*100" office:value-type="float" office:value="37.5">
            <text:p>37.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Ｈ響子</text:p>
          </table:table-cell>
          <table:table-cell table:formula="of:=[.C180]/[.D180]*100" office:value-type="float" office:value="50">
            <text:p>5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Ｔナズーリン</text:p>
          </table:table-cell>
          <table:table-cell table:formula="of:=[.C181]/[.D181]*100" office:value-type="float" office:value="25">
            <text:p>2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とり</text:p>
          </table:table-cell>
          <table:table-cell table:formula="of:=[.C182]/[.D182]*100" office:value-type="float" office:value="50">
            <text:p>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Ｓ橙</text:p>
          </table:table-cell>
          <table:table-cell table:formula="of:=[.C183]/[.D183]*100" office:value-type="float" office:value="75">
            <text:p>7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Ｔレミリア</text:p>
          </table:table-cell>
          <table:table-cell table:formula="of:=[.C184]/[.D184]*100" office:value-type="float" office:value="62.5">
            <text:p>62.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Ｓ靈夢</text:p>
          </table:table-cell>
          <table:table-cell table:formula="of:=[.C185]/[.D185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Ｓユウカ</text:p>
          </table:table-cell>
          <table:table-cell table:formula="of:=[.C186]/[.D186]*100" office:value-type="float" office:value="50">
            <text:p>5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Ｎパルスィ</text:p>
          </table:table-cell>
          <table:table-cell table:formula="of:=[.C187]/[.D18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Ｓ輝夜</text:p>
          </table:table-cell>
          <table:table-cell table:formula="of:=[.C188]/[.D188]*100" office:value-type="float" office:value="50">
            <text:p>5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Ｄパチュリー</text:p>
          </table:table-cell>
          <table:table-cell table:formula="of:=[.C189]/[.D189]*100" office:value-type="float" office:value="16.6666666666667">
            <text:p>16.666666666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Ａ理香子</text:p>
          </table:table-cell>
          <table:table-cell table:formula="of:=[.C190]/[.D190]*100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Ａ勇儀</text:p>
          </table:table-cell>
          <table:table-cell table:formula="of:=[.C191]/[.D191]*100" office:value-type="float" office:value="16.6666666666667">
            <text:p>16.666666666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Ｎメルラン</text:p>
          </table:table-cell>
          <table:table-cell table:formula="of:=[.C192]/[.D192]*100" office:value-type="float" office:value="40">
            <text:p>4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Ｓ慧音</text:p>
          </table:table-cell>
          <table:table-cell table:formula="of:=[.C193]/[.D193]*100" office:value-type="float" office:value="20">
            <text:p>2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Ｎチルノ</text:p>
          </table:table-cell>
          <table:table-cell table:formula="of:=[.C194]/[.D194]*100" office:value-type="float" office:value="20">
            <text:p>2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Ｓ紫</text:p>
          </table:table-cell>
          <table:table-cell table:formula="of:=[.C195]/[.D195]*100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Ｓ天子</text:p>
          </table:table-cell>
          <table:table-cell table:formula="of:=[.C196]/[.D196]*100" office:value-type="float" office:value="25">
            <text:p>2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Ａ妖夢</text:p>
          </table:table-cell>
          <table:table-cell table:formula="of:=[.C197]/[.D197]*100" office:value-type="float" office:value="50">
            <text:p>5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Ｎメディスン</text:p>
          </table:table-cell>
          <table:table-cell table:formula="of:=[.C198]/[.D198]*100" office:value-type="float" office:value="25">
            <text:p>2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Ｈレイラ</text:p>
          </table:table-cell>
          <table:table-cell table:formula="of:=[.C199]/[.D199]*100" office:value-type="float" office:value="50">
            <text:p>5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Ｔミスティア</text:p>
          </table:table-cell>
          <table:table-cell table:formula="of:=[.C200]/[.D200]*100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Ｄチルノ</text:p>
          </table:table-cell>
          <table:table-cell table:formula="of:=[.C201]/[.D201]*100" office:value-type="float" office:value="100">
            <text:p>1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Ｄ衣玖</text:p>
          </table:table-cell>
          <table:table-cell table:formula="of:=[.C202]/[.D202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Ｓぬえ</text:p>
          </table:table-cell>
          <table:table-cell table:formula="of:=[.C203]/[.D203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Ｎ小傘</text:p>
          </table:table-cell>
          <table:table-cell table:formula="of:=[.C204]/[.D204]*100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ちびにとり</text:p>
          </table:table-cell>
          <table:table-cell table:formula="of:=[.C205]/[.D205]*100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村紗</text:p>
          </table:table-cell>
          <table:table-cell table:formula="of:=[.C206]/[.D206]*100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Ｓ聖</text:p>
          </table:table-cell>
          <table:table-cell table:formula="of:=[.C207]/[.D207]*100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大ナマズ</text:p>
          </table:table-cell>
          <table:table-cell table:formula="of:=[.C208]/[.D208]*100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Ｓレイセン</text:p>
          </table:table-cell>
          <table:table-cell table:formula="of:=[.C209]/[.D209]*100" office:value-type="float" office:value="50">
            <text:p>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明羅</text:p>
          </table:table-cell>
          <table:table-cell table:formula="of:=[.C210]/[.D210]*100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る～こと</text:p>
          </table:table-cell>
          <table:table-cell table:formula="of:=[.C211]/[.D211]*100" office:value-type="float" office:value="71.4285714285714">
            <text:p>71.42857142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Ａはたて</text:p>
          </table:table-cell>
          <table:table-cell table:formula="of:=[.C212]/[.D212]*100" office:value-type="float" office:value="60">
            <text:p>6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ぼーまんだ</text:p>
          </table:table-cell>
          <table:table-cell table:formula="of:=[.C213]/[.D213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騒霊三姉妹</text:p>
          </table:table-cell>
          <table:table-cell table:formula="of:=[.C214]/[.D214]*100" office:value-type="float" office:value="44.4444444444444">
            <text:p>44.444444444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ゾンビＦ</text:p>
          </table:table-cell>
          <table:table-cell table:formula="of:=[.C215]/[.D215]*100" office:value-type="float" office:value="62.5">
            <text:p>62.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Ｔこいし</text:p>
          </table:table-cell>
          <table:table-cell table:formula="of:=[.C216]/[.D216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Ｄ小悪魔</text:p>
          </table:table-cell>
          <table:table-cell table:formula="of:=[.C217]/[.D21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Ｄレミリア</text:p>
          </table:table-cell>
          <table:table-cell table:formula="of:=[.C218]/[.D218]*100" office:value-type="float" office:value="50">
            <text:p>5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Ｓマミゾウ</text:p>
          </table:table-cell>
          <table:table-cell table:formula="of:=[.C219]/[.D219]*100" office:value-type="float" office:value="50">
            <text:p>5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ＡＤアリス</text:p>
          </table:table-cell>
          <table:table-cell table:formula="of:=[.C220]/[.D220]*100" office:value-type="float" office:value="40">
            <text:p>4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Ａ一輪</text:p>
          </table:table-cell>
          <table:table-cell table:formula="of:=[.C221]/[.D221]*100" office:value-type="float" office:value="40">
            <text:p>4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Ａ魅魔</text:p>
          </table:table-cell>
          <table:table-cell table:formula="of:=[.C222]/[.D222]*100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Ｓ依姫</text:p>
          </table:table-cell>
          <table:table-cell table:formula="of:=[.C223]/[.D223]*100" office:value-type="float" office:value="40">
            <text:p>4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Ｎ星</text:p>
          </table:table-cell>
          <table:table-cell table:formula="of:=[.C224]/[.D224]*100" office:value-type="float" office:value="60">
            <text:p>6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Ａパチュリー</text:p>
          </table:table-cell>
          <table:table-cell table:formula="of:=[.C225]/[.D225]*100" office:value-type="float" office:value="20">
            <text:p>2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Ｎ勇儀</text:p>
          </table:table-cell>
          <table:table-cell table:formula="of:=[.C226]/[.D226]*100" office:value-type="float" office:value="40">
            <text:p>4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ＡＤマリサ</text:p>
          </table:table-cell>
          <table:table-cell table:formula="of:=[.C227]/[.D227]*100" office:value-type="float" office:value="20">
            <text:p>2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Ｔ紫</text:p>
          </table:table-cell>
          <table:table-cell table:formula="of:=[.C228]/[.D228]*100" office:value-type="float" office:value="40">
            <text:p>4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Ｈさとり</text:p>
          </table:table-cell>
          <table:table-cell table:formula="of:=[.C229]/[.D229]*100" office:value-type="float" office:value="50">
            <text:p>5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Ｎコンガラ</text:p>
          </table:table-cell>
          <table:table-cell table:formula="of:=[.C230]/[.D230]*100" office:value-type="float" office:value="75">
            <text:p>7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Ｄ幽香</text:p>
          </table:table-cell>
          <table:table-cell table:formula="of:=[.C231]/[.D231]*100" office:value-type="float" office:value="75">
            <text:p>7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Ｎ幽々子</text:p>
          </table:table-cell>
          <table:table-cell table:formula="of:=[.C232]/[.D232]*100" office:value-type="float" office:value="25">
            <text:p>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Ｔパルスィ</text:p>
          </table:table-cell>
          <table:table-cell table:formula="of:=[.C233]/[.D233]*100"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れっくうざ</text:p>
          </table:table-cell>
          <table:table-cell table:formula="of:=[.C234]/[.D234]*100" office:value-type="float" office:value="50">
            <text:p>5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Ｔ星</text:p>
          </table:table-cell>
          <table:table-cell table:formula="of:=[.C235]/[.D235]*100" office:value-type="float" office:value="50">
            <text:p>5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Ｈ永琳</text:p>
          </table:table-cell>
          <table:table-cell table:formula="of:=[.C236]/[.D236]*100" office:value-type="float" office:value="50">
            <text:p>5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Ｈ小町</text:p>
          </table:table-cell>
          <table:table-cell table:formula="of:=[.C237]/[.D237]*100" office:value-type="float" office:value="75">
            <text:p>7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Ｄ妹紅</text:p>
          </table:table-cell>
          <table:table-cell table:formula="of:=[.C238]/[.D238]*100" office:value-type="float" office:value="50">
            <text:p>5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ＡＤ橙</text:p>
          </table:table-cell>
          <table:table-cell table:formula="of:=[.C239]/[.D239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Ｈ慧音</text:p>
          </table:table-cell>
          <table:table-cell table:formula="of:=[.C240]/[.D240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Ｈ小悪魔</text:p>
          </table:table-cell>
          <table:table-cell table:formula="of:=[.C241]/[.D241]*100" office:value-type="float" office:value="100">
            <text:p>1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Ｎレティ</text:p>
          </table:table-cell>
          <table:table-cell table:formula="of:=[.C242]/[.D242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Ｄ天魔</text:p>
          </table:table-cell>
          <table:table-cell table:formula="of:=[.C243]/[.D243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Ｎルーミア</text:p>
          </table:table-cell>
          <table:table-cell table:formula="of:=[.C244]/[.D244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でぃあるが</text:p>
          </table:table-cell>
          <table:table-cell table:formula="of:=[.C245]/[.D245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Ｔ雛</text:p>
          </table:table-cell>
          <table:table-cell table:formula="of:=[.C246]/[.D246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Ｔ椛</text:p>
          </table:table-cell>
          <table:table-cell table:formula="of:=[.C247]/[.D247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ＨリリーＷ</text:p>
          </table:table-cell>
          <table:table-cell table:formula="of:=[.C248]/[.D248]*100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ぎらてぃな</text:p>
          </table:table-cell>
          <table:table-cell table:formula="of:=[.C249]/[.D249]*100" office:value-type="float" office:value="100">
            <text:p>1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Ｔ静葉</text:p>
          </table:table-cell>
          <table:table-cell table:formula="of:=[.C250]/[.D250]*100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ちびリリカ</text:p>
          </table:table-cell>
          <table:table-cell table:formula="of:=[.C251]/[.D251]*100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Ｓ魔梨沙</text:p>
          </table:table-cell>
          <table:table-cell table:formula="of:=[.C252]/[.D252]*100" office:value-type="float" office:value="100">
            <text:p>1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Ａ幽々子</text:p>
          </table:table-cell>
          <table:table-cell table:formula="of:=[.C253]/[.D253]*100" office:value-type="float" office:value="100">
            <text:p>1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美鈴</text:p>
          </table:table-cell>
          <table:table-cell table:formula="of:=[.C254]/[.D254]*100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スター</text:p>
          </table:table-cell>
          <table:table-cell table:formula="of:=[.C255]/[.D255]*100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ルーミア</text:p>
          </table:table-cell>
          <table:table-cell table:formula="of:=[.C256]/[.D256]*100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るーみゃ</text:p>
          </table:table-cell>
          <table:table-cell table:formula="of:=[.C257]/[.D257]*100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穣子</text:p>
          </table:table-cell>
          <table:table-cell table:formula="of:=[.C258]/[.D258]*100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豊姫</text:p>
          </table:table-cell>
          <table:table-cell table:formula="of:=[.C259]/[.D259]*100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依姫</text:p>
          </table:table-cell>
          <table:table-cell table:formula="of:=[.C260]/[.D260]*100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Ｔルナサ</text:p>
          </table:table-cell>
          <table:table-cell table:formula="of:=[.C261]/[.D261]*100" office:value-type="float" office:value="100">
            <text:p>100</text:p>
          </table:table-cell>
        </table:table-row>
      </table:table>
      <table:table table:name="第一幕決勝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user</text:p>
          </table:table-cell>
          <table:table-cell office:value-type="string">
            <text:p>won</text:p>
          </table:table-cell>
          <table:table-cell office:value-type="string">
            <text:p>times</text:p>
          </table:table-cell>
          <table:table-cell office:value-type="string">
            <text:p>Name</text:p>
          </table:table-cell>
          <table:table-cell office:value-type="string">
            <text:p>出た際の勝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Ａ朱鷺子</text:p>
          </table:table-cell>
          <table:table-cell table:formula="of:=[.C2]/[.D2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Ｈスター</text:p>
          </table:table-cell>
          <table:table-cell table:formula="of:=[.C3]/[.D3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Ａ諏訪子</text:p>
          </table:table-cell>
          <table:table-cell table:formula="of:=[.C4]/[.D4]*100" office:value-type="float" office:value="55.5555555555556">
            <text:p>55.555555555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Ｄスター</text:p>
          </table:table-cell>
          <table:table-cell table:formula="of:=[.C5]/[.D5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ミミちゃん</text:p>
          </table:table-cell>
          <table:table-cell table:formula="of:=[.C6]/[.D6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Ｎサラ</text:p>
          </table:table-cell>
          <table:table-cell table:formula="of:=[.C7]/[.D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Ｎ神奈子</text:p>
          </table:table-cell>
          <table:table-cell table:formula="of:=[.C8]/[.D8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Ｄ依姫</text:p>
          </table:table-cell>
          <table:table-cell table:formula="of:=[.C9]/[.D9]*100" office:value-type="float" office:value="83.3333333333333">
            <text:p>83.3333333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Ｓ文</text:p>
          </table:table-cell>
          <table:table-cell table:formula="of:=[.C10]/[.D10]*100" office:value-type="float" office:value="20">
            <text:p>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Ｔ鈴仙</text:p>
          </table:table-cell>
          <table:table-cell table:formula="of:=[.C11]/[.D11]*100" office:value-type="float" office:value="40">
            <text:p>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Ｓマイ</text:p>
          </table:table-cell>
          <table:table-cell table:formula="of:=[.C12]/[.D12]*100"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Ｈ夢子</text:p>
          </table:table-cell>
          <table:table-cell table:formula="of:=[.C13]/[.D13]*100" office:value-type="float" office:value="25">
            <text:p>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Ａ輝夜</text:p>
          </table:table-cell>
          <table:table-cell table:formula="of:=[.C14]/[.D14]*100"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Ｔさとり</text:p>
          </table:table-cell>
          <table:table-cell table:formula="of:=[.C15]/[.D15]*100"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Ｈオレンジ</text:p>
          </table:table-cell>
          <table:table-cell table:formula="of:=[.C16]/[.D16]*100" office:value-type="float" office:value="50">
            <text:p>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Ｄレイラ</text:p>
          </table:table-cell>
          <table:table-cell table:formula="of:=[.C17]/[.D17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Ｄにとり</text:p>
          </table:table-cell>
          <table:table-cell table:formula="of:=[.C18]/[.D18]*100"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Ｔありす</text:p>
          </table:table-cell>
          <table:table-cell table:formula="of:=[.C19]/[.D19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Ｎキクリ</text:p>
          </table:table-cell>
          <table:table-cell table:formula="of:=[.C20]/[.D20]*100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伊佐美</text:p>
          </table:table-cell>
          <table:table-cell table:formula="of:=[.C21]/[.D21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ＡＤ鈴仙</text:p>
          </table:table-cell>
          <table:table-cell table:formula="of:=[.C22]/[.D22]*100" office:value-type="float" office:value="100">
            <text:p>1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Ｓレティ</text:p>
          </table:table-cell>
          <table:table-cell table:formula="of:=[.C23]/[.D23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る～こと</text:p>
          </table:table-cell>
          <table:table-cell table:formula="of:=[.C24]/[.D24]*100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Ｈ大妖精</text:p>
          </table:table-cell>
          <table:table-cell table:formula="of:=[.C25]/[.D25]*100"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Ａ椛</text:p>
          </table:table-cell>
          <table:table-cell table:formula="of:=[.C26]/[.D26]*100"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Ｔ藍</text:p>
          </table:table-cell>
          <table:table-cell table:formula="of:=[.C27]/[.D27]*100"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レティ</text:p>
          </table:table-cell>
          <table:table-cell table:formula="of:=[.C28]/[.D28]*100"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ヤマメ</text:p>
          </table:table-cell>
          <table:table-cell table:formula="of:=[.C29]/[.D29]*100"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パチュリー</text:p>
          </table:table-cell>
          <table:table-cell table:formula="of:=[.C30]/[.D30]*100"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Ｄエリー</text:p>
          </table:table-cell>
          <table:table-cell table:formula="of:=[.C31]/[.D31]*100"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カナ</text:p>
          </table:table-cell>
          <table:table-cell table:formula="of:=[.C32]/[.D32]*100"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Ａ文</text:p>
          </table:table-cell>
          <table:table-cell table:formula="of:=[.C33]/[.D33]*100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Ｓフラン</text:p>
          </table:table-cell>
          <table:table-cell table:formula="of:=[.C34]/[.D34]*100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Ｔ妖夢</text:p>
          </table:table-cell>
          <table:table-cell table:formula="of:=[.C35]/[.D35]*100"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ルナサ</text:p>
          </table:table-cell>
          <table:table-cell table:formula="of:=[.C36]/[.D36]*100"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Ｔ夢月</text:p>
          </table:table-cell>
          <table:table-cell table:formula="of:=[.C37]/[.D37]*100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Ｄ早苗</text:p>
          </table:table-cell>
          <table:table-cell table:formula="of:=[.C38]/[.D38]*100" office:value-type="float" office:value="100">
            <text:p>1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Ｈミスティア</text:p>
          </table:table-cell>
          <table:table-cell table:formula="of:=[.C39]/[.D39]*100" office:value-type="float" office:value="100">
            <text:p>1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Ｈ神綺</text:p>
          </table:table-cell>
          <table:table-cell table:formula="of:=[.C40]/[.D40]*100" office:value-type="float" office:value="100">
            <text:p>1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Ｓアリス</text:p>
          </table:table-cell>
          <table:table-cell table:formula="of:=[.C41]/[.D41]*100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Ａ先代の巫女</text:p>
          </table:table-cell>
          <table:table-cell table:formula="of:=[.C42]/[.D42]*100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輪妖精</text:p>
          </table:table-cell>
          <table:table-cell table:formula="of:=[.C43]/[.D43]*100" office:value-type="float" office:value="50">
            <text:p>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Ａレミリア</text:p>
          </table:table-cell>
          <table:table-cell table:formula="of:=[.C44]/[.D44]*100" office:value-type="float" office:value="100">
            <text:p>1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妖夢</text:p>
          </table:table-cell>
          <table:table-cell table:formula="of:=[.C45]/[.D45]*100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レティ</text:p>
          </table:table-cell>
          <table:table-cell table:formula="of:=[.C46]/[.D46]*100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Ｄレティ</text:p>
          </table:table-cell>
          <table:table-cell table:formula="of:=[.C47]/[.D47]*100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ユキ</text:p>
          </table:table-cell>
          <table:table-cell table:formula="of:=[.C48]/[.D48]*100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魔理沙</text:p>
          </table:table-cell>
          <table:table-cell table:formula="of:=[.C49]/[.D49]*100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大妖精</text:p>
          </table:table-cell>
          <table:table-cell table:formula="of:=[.C50]/[.D50]*100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Ａゴリアテ</text:p>
          </table:table-cell>
          <table:table-cell table:formula="of:=[.C51]/[.D51]*100" office:value-type="float" office:value="100">
            <text:p>1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幽香</text:p>
          </table:table-cell>
          <table:table-cell table:formula="of:=[.C52]/[.D52]*100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チルノ</text:p>
          </table:table-cell>
          <table:table-cell table:formula="of:=[.C53]/[.D53]*100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衣玖</text:p>
          </table:table-cell>
          <table:table-cell table:formula="of:=[.C54]/[.D54]*100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てゐ</text:p>
          </table:table-cell>
          <table:table-cell table:formula="of:=[.C55]/[.D55]*100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Ｔサニー</text:p>
          </table:table-cell>
          <table:table-cell table:formula="of:=[.C56]/[.D56]*100"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靈夢</text:p>
          </table:table-cell>
          <table:table-cell table:formula="of:=[.C57]/[.D57]*100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豊姫</text:p>
          </table:table-cell>
          <table:table-cell table:formula="of:=[.C58]/[.D58]*100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ＡＤ妹紅</text:p>
          </table:table-cell>
          <table:table-cell table:formula="of:=[.C59]/[.D59]*100" office:value-type="float" office:value="100">
            <text:p>1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Ｄてゐ</text:p>
          </table:table-cell>
          <table:table-cell table:formula="of:=[.C60]/[.D60]*100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輝夜</text:p>
          </table:table-cell>
          <table:table-cell table:formula="of:=[.C61]/[.D61]*100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文</text:p>
          </table:table-cell>
          <table:table-cell table:formula="of:=[.C62]/[.D62]*100"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フラン</text:p>
          </table:table-cell>
          <table:table-cell table:formula="of:=[.C63]/[.D63]*100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エレン</text:p>
          </table:table-cell>
          <table:table-cell table:formula="of:=[.C64]/[.D64]*100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アリス</text:p>
          </table:table-cell>
          <table:table-cell table:formula="of:=[.C65]/[.D65]*100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Ｈ早苗</text:p>
          </table:table-cell>
          <table:table-cell table:formula="of:=[.C66]/[.D66]*100" office:value-type="float" office:value="100">
            <text:p>1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燐</text:p>
          </table:table-cell>
          <table:table-cell table:formula="of:=[.C67]/[.D67]*100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小傘</text:p>
          </table:table-cell>
          <table:table-cell table:formula="of:=[.C68]/[.D68]*100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ユウカ</text:p>
          </table:table-cell>
          <table:table-cell table:formula="of:=[.C69]/[.D69]*100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Ａ夢美</text:p>
          </table:table-cell>
          <table:table-cell table:formula="of:=[.C70]/[.D70]*100" office:value-type="float" office:value="100">
            <text:p>1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非想天則</text:p>
          </table:table-cell>
          <table:table-cell table:formula="of:=[.C71]/[.D71]*100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幽々子</text:p>
          </table:table-cell>
          <table:table-cell table:formula="of:=[.C72]/[.D72]*100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Ｈメディスン</text:p>
          </table:table-cell>
          <table:table-cell table:formula="of:=[.C73]/[.D73]*100" office:value-type="float" office:value="100">
            <text:p>1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大ナマズ</text:p>
          </table:table-cell>
          <table:table-cell table:formula="of:=[.C74]/[.D74]*100" office:value-type="float" office:value="0">
            <text:p>0</text:p>
          </table:table-cell>
        </table:table-row>
      </table:table>
      <table:table table:name="第二幕全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user</text:p>
          </table:table-cell>
          <table:table-cell office:value-type="string">
            <text:p>won</text:p>
          </table:table-cell>
          <table:table-cell office:value-type="string">
            <text:p>times</text:p>
          </table:table-cell>
          <table:table-cell office:value-type="string">
            <text:p>Name</text:p>
          </table:table-cell>
          <table:table-cell office:value-type="string">
            <text:p>出た際の勝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166">
            <text:p>166</text:p>
          </table:table-cell>
          <table:table-cell office:value-type="string">
            <text:p>Ａ文</text:p>
          </table:table-cell>
          <table:table-cell table:formula="of:=[.C2]/[.D2]*100" office:value-type="float" office:value="56.0240963855422">
            <text:p>56.0240963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160">
            <text:p>160</text:p>
          </table:table-cell>
          <table:table-cell office:value-type="string">
            <text:p>Ｓ文</text:p>
          </table:table-cell>
          <table:table-cell table:formula="of:=[.C3]/[.D3]*100" office:value-type="float" office:value="50.625">
            <text:p>50.6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string">
            <text:p>Ｎサニー</text:p>
          </table:table-cell>
          <table:table-cell table:formula="of:=[.C4]/[.D4]*100" office:value-type="float" office:value="56.1797752808989">
            <text:p>56.17977528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33">
            <text:p>133</text:p>
          </table:table-cell>
          <table:table-cell office:value-type="string">
            <text:p>Ａ朱鷺子</text:p>
          </table:table-cell>
          <table:table-cell table:formula="of:=[.C5]/[.D5]*100" office:value-type="float" office:value="60.9022556390977">
            <text:p>60.90225563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string">
            <text:p>Ｔ夢月</text:p>
          </table:table-cell>
          <table:table-cell table:formula="of:=[.C6]/[.D6]*100" office:value-type="float" office:value="48.4848484848485">
            <text:p>48.48484848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106">
            <text:p>106</text:p>
          </table:table-cell>
          <table:table-cell office:value-type="string">
            <text:p>Ｄスター</text:p>
          </table:table-cell>
          <table:table-cell table:formula="of:=[.C7]/[.D7]*100" office:value-type="float" office:value="53.7735849056604">
            <text:p>53.77358490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string">
            <text:p>Ｓマイ</text:p>
          </table:table-cell>
          <table:table-cell table:formula="of:=[.C8]/[.D8]*100"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Ａ大妖精</text:p>
          </table:table-cell>
          <table:table-cell table:formula="of:=[.C9]/[.D9]*100" office:value-type="float" office:value="50">
            <text:p>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string">
            <text:p>Ｗ咲夜</text:p>
          </table:table-cell>
          <table:table-cell table:formula="of:=[.C10]/[.D10]*100" office:value-type="float" office:value="46.9879518072289">
            <text:p>46.98795180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string">
            <text:p>Ｓ妖夢</text:p>
          </table:table-cell>
          <table:table-cell table:formula="of:=[.C11]/[.D11]*100" office:value-type="float" office:value="49.4252873563218">
            <text:p>49.42528735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string">
            <text:p>Ｄエリー</text:p>
          </table:table-cell>
          <table:table-cell table:formula="of:=[.C12]/[.D12]*100" office:value-type="float" office:value="41.2698412698413">
            <text:p>41.269841269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string">
            <text:p>Ａゴリアテ</text:p>
          </table:table-cell>
          <table:table-cell table:formula="of:=[.C13]/[.D13]*100" office:value-type="float" office:value="51.0204081632653">
            <text:p>51.02040816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string">
            <text:p>Ｎにとり</text:p>
          </table:table-cell>
          <table:table-cell table:formula="of:=[.C14]/[.D14]*100" office:value-type="float" office:value="42.5287356321839">
            <text:p>42.52873563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string">
            <text:p>Ｄ早苗</text:p>
          </table:table-cell>
          <table:table-cell table:formula="of:=[.C15]/[.D15]*100"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string">
            <text:p>Ｔフラン</text:p>
          </table:table-cell>
          <table:table-cell table:formula="of:=[.C16]/[.D16]*100" office:value-type="float" office:value="40.2439024390244">
            <text:p>40.2439024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string">
            <text:p>Ｔ藍</text:p>
          </table:table-cell>
          <table:table-cell table:formula="of:=[.C17]/[.D17]*100" office:value-type="float" office:value="50.7042253521127">
            <text:p>50.70422535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string">
            <text:p>非想天則</text:p>
          </table:table-cell>
          <table:table-cell table:formula="of:=[.C18]/[.D18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string">
            <text:p>Ａ諏訪子</text:p>
          </table:table-cell>
          <table:table-cell table:formula="of:=[.C19]/[.D19]*100" office:value-type="float" office:value="59.7014925373134">
            <text:p>59.701492537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string">
            <text:p>Ｓ鈴仙</text:p>
          </table:table-cell>
          <table:table-cell table:formula="of:=[.C20]/[.D20]*100" office:value-type="float" office:value="48.1481481481482">
            <text:p>48.14814814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string">
            <text:p>Ｔさとり</text:p>
          </table:table-cell>
          <table:table-cell table:formula="of:=[.C21]/[.D21]*100" office:value-type="float" office:value="55.2941176470588">
            <text:p>55.29411764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Ｓ豊姫</text:p>
          </table:table-cell>
          <table:table-cell table:formula="of:=[.C22]/[.D22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string">
            <text:p>Ｈルナ</text:p>
          </table:table-cell>
          <table:table-cell table:formula="of:=[.C23]/[.D23]*100" office:value-type="float" office:value="48.0769230769231">
            <text:p>48.07692307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string">
            <text:p>Ｈ青娥</text:p>
          </table:table-cell>
          <table:table-cell table:formula="of:=[.C24]/[.D24]*100" office:value-type="float" office:value="36.734693877551">
            <text:p>36.734693877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Ｈサニー</text:p>
          </table:table-cell>
          <table:table-cell table:formula="of:=[.C25]/[.D25]*100" office:value-type="float" office:value="46.9387755102041">
            <text:p>46.938775510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Ｔサニー</text:p>
          </table:table-cell>
          <table:table-cell table:formula="of:=[.C26]/[.D26]*100" office:value-type="float" office:value="40.4255319148936">
            <text:p>40.425531914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Ｔ妖夢</text:p>
          </table:table-cell>
          <table:table-cell table:formula="of:=[.C27]/[.D27]*100" office:value-type="float" office:value="60.7142857142857">
            <text:p>60.71428571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string">
            <text:p>Ａフラン</text:p>
          </table:table-cell>
          <table:table-cell table:formula="of:=[.C28]/[.D28]*100" office:value-type="float" office:value="47.5409836065574">
            <text:p>47.540983606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string">
            <text:p>Ｓリグル</text:p>
          </table:table-cell>
          <table:table-cell table:formula="of:=[.C29]/[.D29]*100" office:value-type="float" office:value="54.7619047619048">
            <text:p>54.76190476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Ｄパルスィ</text:p>
          </table:table-cell>
          <table:table-cell table:formula="of:=[.C30]/[.D30]*100" office:value-type="float" office:value="29.7297297297297">
            <text:p>29.72972972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string">
            <text:p>Ｓ魔理沙</text:p>
          </table:table-cell>
          <table:table-cell table:formula="of:=[.C31]/[.D31]*100" office:value-type="float" office:value="62.8571428571429">
            <text:p>62.857142857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string">
            <text:p>ＡＤチルノ</text:p>
          </table:table-cell>
          <table:table-cell table:formula="of:=[.C32]/[.D32]*100" office:value-type="float" office:value="35.5555555555556">
            <text:p>35.555555555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string">
            <text:p>Ｓ咲夜</text:p>
          </table:table-cell>
          <table:table-cell table:formula="of:=[.C33]/[.D33]*100" office:value-type="float" office:value="60.4651162790698">
            <text:p>60.465116279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string">
            <text:p>Ｓレミリア</text:p>
          </table:table-cell>
          <table:table-cell table:formula="of:=[.C34]/[.D34]*100" office:value-type="float" office:value="53.6585365853659">
            <text:p>53.65853658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ＡＤ鈴仙</text:p>
          </table:table-cell>
          <table:table-cell table:formula="of:=[.C35]/[.D35]*100" office:value-type="float" office:value="52.6315789473684">
            <text:p>52.63157894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Ｎ屠自古</text:p>
          </table:table-cell>
          <table:table-cell table:formula="of:=[.C36]/[.D36]*100" office:value-type="float" office:value="29.7297297297297">
            <text:p>29.72972972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string">
            <text:p>Ｅルーミア</text:p>
          </table:table-cell>
          <table:table-cell table:formula="of:=[.C37]/[.D37]*100" office:value-type="float" office:value="35.4838709677419">
            <text:p>35.483870967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string">
            <text:p>Ｈカナ</text:p>
          </table:table-cell>
          <table:table-cell table:formula="of:=[.C38]/[.D38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Ｄ芳香</text:p>
          </table:table-cell>
          <table:table-cell table:formula="of:=[.C39]/[.D39]*100" office:value-type="float" office:value="30.7692307692308">
            <text:p>30.769230769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string">
            <text:p>輪妖精</text:p>
          </table:table-cell>
          <table:table-cell table:formula="of:=[.C40]/[.D40]*100" office:value-type="float" office:value="38.2978723404255">
            <text:p>38.297872340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string">
            <text:p>Ｓフラン</text:p>
          </table:table-cell>
          <table:table-cell table:formula="of:=[.C41]/[.D41]*100" office:value-type="float" office:value="44.6808510638298">
            <text:p>44.680851063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Ｈルイズ</text:p>
          </table:table-cell>
          <table:table-cell table:formula="of:=[.C42]/[.D42]*100" office:value-type="float" office:value="43.75">
            <text:p>43.7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Ｈ夢子</text:p>
          </table:table-cell>
          <table:table-cell table:formula="of:=[.C43]/[.D43]*100" office:value-type="float" office:value="60">
            <text:p>6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string">
            <text:p>ＪＫ早苗</text:p>
          </table:table-cell>
          <table:table-cell table:formula="of:=[.C44]/[.D44]*100"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ＡＤレティ</text:p>
          </table:table-cell>
          <table:table-cell table:formula="of:=[.C45]/[.D45]*100" office:value-type="float" office:value="63.1578947368421">
            <text:p>63.157894736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Ｓにとり</text:p>
          </table:table-cell>
          <table:table-cell table:formula="of:=[.C46]/[.D46]*100" office:value-type="float" office:value="29.4117647058824">
            <text:p>29.411764705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秋姉妹</text:p>
          </table:table-cell>
          <table:table-cell table:formula="of:=[.C47]/[.D47]*100" office:value-type="float" office:value="25.8064516129032">
            <text:p>25.80645161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Ｈ早苗</text:p>
          </table:table-cell>
          <table:table-cell table:formula="of:=[.C48]/[.D48]*100" office:value-type="float" office:value="53.3333333333333">
            <text:p>53.333333333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Ｎスター</text:p>
          </table:table-cell>
          <table:table-cell table:formula="of:=[.C49]/[.D49]*100" office:value-type="float" office:value="57.6923076923077">
            <text:p>57.69230769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Ｄキスメ</text:p>
          </table:table-cell>
          <table:table-cell table:formula="of:=[.C50]/[.D50]*100" office:value-type="float" office:value="50">
            <text:p>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Ｎサラ</text:p>
          </table:table-cell>
          <table:table-cell table:formula="of:=[.C51]/[.D51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Ｈルナサ</text:p>
          </table:table-cell>
          <table:table-cell table:formula="of:=[.C52]/[.D52]*100" office:value-type="float" office:value="54.1666666666667">
            <text:p>54.16666666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string">
            <text:p>Ｄ霊夢</text:p>
          </table:table-cell>
          <table:table-cell table:formula="of:=[.C53]/[.D53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string">
            <text:p>Ｓ幻月</text:p>
          </table:table-cell>
          <table:table-cell table:formula="of:=[.C54]/[.D54]*100" office:value-type="float" office:value="51.4285714285714">
            <text:p>51.428571428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呪い子</text:p>
          </table:table-cell>
          <table:table-cell table:formula="of:=[.C55]/[.D55]*100" office:value-type="float" office:value="48.3870967741936">
            <text:p>48.387096774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Ｅ魔理沙</text:p>
          </table:table-cell>
          <table:table-cell table:formula="of:=[.C56]/[.D56]*100" office:value-type="float" office:value="45.1612903225806">
            <text:p>45.161290322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Ａレミリア</text:p>
          </table:table-cell>
          <table:table-cell table:formula="of:=[.C57]/[.D57]*100" office:value-type="float" office:value="62.0689655172414">
            <text:p>62.06896551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string">
            <text:p>Ａ神奈子</text:p>
          </table:table-cell>
          <table:table-cell table:formula="of:=[.C58]/[.D58]*100" office:value-type="float" office:value="52.5">
            <text:p>52.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string">
            <text:p>Ｔ鈴仙</text:p>
          </table:table-cell>
          <table:table-cell table:formula="of:=[.C59]/[.D59]*100" office:value-type="float" office:value="58.8235294117647">
            <text:p>58.82352941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Ｈオレンジ</text:p>
          </table:table-cell>
          <table:table-cell table:formula="of:=[.C60]/[.D60]*100" office:value-type="float" office:value="48.3870967741936">
            <text:p>48.387096774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Ｄ幽々子</text:p>
          </table:table-cell>
          <table:table-cell table:formula="of:=[.C61]/[.D61]*100" office:value-type="float" office:value="64.5161290322581">
            <text:p>64.516129032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string">
            <text:p>Ｄ依姫</text:p>
          </table:table-cell>
          <table:table-cell table:formula="of:=[.C62]/[.D62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>Ａサリエル</text:p>
          </table:table-cell>
          <table:table-cell table:formula="of:=[.C63]/[.D63]*100" office:value-type="float" office:value="48.1481481481482">
            <text:p>48.148148148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ＡＤ橙</text:p>
          </table:table-cell>
          <table:table-cell table:formula="of:=[.C64]/[.D64]*100" office:value-type="float" office:value="51.8518518518519">
            <text:p>51.851851851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Ｔメルラン</text:p>
          </table:table-cell>
          <table:table-cell table:formula="of:=[.C65]/[.D65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Ｄレイラ</text:p>
          </table:table-cell>
          <table:table-cell table:formula="of:=[.C66]/[.D66]*100" office:value-type="float" office:value="45.8333333333333">
            <text:p>45.833333333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Ａ天子</text:p>
          </table:table-cell>
          <table:table-cell table:formula="of:=[.C67]/[.D67]*100" office:value-type="float" office:value="50">
            <text:p>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Ｄ小町</text:p>
          </table:table-cell>
          <table:table-cell table:formula="of:=[.C68]/[.D68]*100" office:value-type="float" office:value="23.5294117647059">
            <text:p>23.529411764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Ａ静葉</text:p>
          </table:table-cell>
          <table:table-cell table:formula="of:=[.C69]/[.D69]*100" office:value-type="float" office:value="40">
            <text:p>4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Ｔ空</text:p>
          </table:table-cell>
          <table:table-cell table:formula="of:=[.C70]/[.D70]*100" office:value-type="float" office:value="61.2903225806452">
            <text:p>61.29032258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Ｓ布都</text:p>
          </table:table-cell>
          <table:table-cell table:formula="of:=[.C71]/[.D71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string">
            <text:p>Ａ夢美</text:p>
          </table:table-cell>
          <table:table-cell table:formula="of:=[.C72]/[.D72]*100" office:value-type="float" office:value="52">
            <text:p>5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Ｎさとり</text:p>
          </table:table-cell>
          <table:table-cell table:formula="of:=[.C73]/[.D73]*100"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Ｓ幽々子</text:p>
          </table:table-cell>
          <table:table-cell table:formula="of:=[.C74]/[.D74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Ａ空</text:p>
          </table:table-cell>
          <table:table-cell table:formula="of:=[.C75]/[.D75]*100" office:value-type="float" office:value="21.7391304347826">
            <text:p>21.739130434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伊佐美</text:p>
          </table:table-cell>
          <table:table-cell table:formula="of:=[.C76]/[.D76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Ｔパルスィ</text:p>
          </table:table-cell>
          <table:table-cell table:formula="of:=[.C77]/[.D77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Ｄリグル</text:p>
          </table:table-cell>
          <table:table-cell table:formula="of:=[.C78]/[.D78]*100" office:value-type="float" office:value="47.6190476190476">
            <text:p>47.61904761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Ｓ輝夜</text:p>
          </table:table-cell>
          <table:table-cell table:formula="of:=[.C79]/[.D79]*100"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Ｔキスメ</text:p>
          </table:table-cell>
          <table:table-cell table:formula="of:=[.C80]/[.D80]*100" office:value-type="float" office:value="47.0588235294118">
            <text:p>47.058823529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Ｈスター</text:p>
          </table:table-cell>
          <table:table-cell table:formula="of:=[.C81]/[.D81]*100" office:value-type="float" office:value="64.2857142857143">
            <text:p>64.28571428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Ｄ萃香</text:p>
          </table:table-cell>
          <table:table-cell table:formula="of:=[.C82]/[.D82]*100" office:value-type="float" office:value="52.9411764705882">
            <text:p>52.941176470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Ｈ大妖精</text:p>
          </table:table-cell>
          <table:table-cell table:formula="of:=[.C83]/[.D83]*100" office:value-type="float" office:value="62.5">
            <text:p>62.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Ｈ雛</text:p>
          </table:table-cell>
          <table:table-cell table:formula="of:=[.C84]/[.D84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Ｈくるみ</text:p>
          </table:table-cell>
          <table:table-cell table:formula="of:=[.C85]/[.D85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Ｎこいし</text:p>
          </table:table-cell>
          <table:table-cell table:formula="of:=[.C86]/[.D86]*100" office:value-type="float" office:value="60.8695652173913">
            <text:p>60.869565217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Ｔヤマメ</text:p>
          </table:table-cell>
          <table:table-cell table:formula="of:=[.C87]/[.D87]*100" office:value-type="float" office:value="56.5217391304348">
            <text:p>56.521739130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ＡＤミスティ</text:p>
          </table:table-cell>
          <table:table-cell table:formula="of:=[.C88]/[.D88]*100" office:value-type="float" office:value="43.4782608695652">
            <text:p>43.47826086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Ｔ早苗</text:p>
          </table:table-cell>
          <table:table-cell table:formula="of:=[.C89]/[.D89]*100" office:value-type="float" office:value="54.5454545454545">
            <text:p>54.54545454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Ａ燐</text:p>
          </table:table-cell>
          <table:table-cell table:formula="of:=[.C90]/[.D90]*100" office:value-type="float" office:value="63.6363636363636">
            <text:p>63.63636363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Ｎ天魔</text:p>
          </table:table-cell>
          <table:table-cell table:formula="of:=[.C91]/[.D91]*100" office:value-type="float" office:value="38.0952380952381">
            <text:p>38.095238095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Ｎ幽香</text:p>
          </table:table-cell>
          <table:table-cell table:formula="of:=[.C92]/[.D92]*100" office:value-type="float" office:value="47.6190476190476">
            <text:p>47.61904761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Ａ映姫</text:p>
          </table:table-cell>
          <table:table-cell table:formula="of:=[.C93]/[.D93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Ｎヤマメ</text:p>
          </table:table-cell>
          <table:table-cell table:formula="of:=[.C94]/[.D94]*100" office:value-type="float" office:value="45">
            <text:p>4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ＳリリーＢ</text:p>
          </table:table-cell>
          <table:table-cell table:formula="of:=[.C95]/[.D95]*100" office:value-type="float" office:value="40">
            <text:p>4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Ａ鈴仙</text:p>
          </table:table-cell>
          <table:table-cell table:formula="of:=[.C96]/[.D96]*100" office:value-type="float" office:value="63.1578947368421">
            <text:p>63.15789473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Ｈミスティア</text:p>
          </table:table-cell>
          <table:table-cell table:formula="of:=[.C97]/[.D97]*100" office:value-type="float" office:value="73.6842105263158">
            <text:p>73.68421052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Ｓ静葉</text:p>
          </table:table-cell>
          <table:table-cell table:formula="of:=[.C98]/[.D98]*100" office:value-type="float" office:value="42.1052631578947">
            <text:p>42.105263157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Ａ魔理沙</text:p>
          </table:table-cell>
          <table:table-cell table:formula="of:=[.C99]/[.D99]*100" office:value-type="float" office:value="62.5">
            <text:p>62.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Ｔルナ</text:p>
          </table:table-cell>
          <table:table-cell table:formula="of:=[.C100]/[.D100]*100" office:value-type="float" office:value="37.5">
            <text:p>37.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Ｓユキ</text:p>
          </table:table-cell>
          <table:table-cell table:formula="of:=[.C101]/[.D101]*100" office:value-type="float" office:value="40">
            <text:p>4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Ｎパチュリー</text:p>
          </table:table-cell>
          <table:table-cell table:formula="of:=[.C102]/[.D102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Ｄにとり</text:p>
          </table:table-cell>
          <table:table-cell table:formula="of:=[.C103]/[.D103]*100" office:value-type="float" office:value="35.7142857142857">
            <text:p>35.714285714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ＡＤ美鈴</text:p>
          </table:table-cell>
          <table:table-cell table:formula="of:=[.C104]/[.D104]*100" office:value-type="float" office:value="61.5384615384615">
            <text:p>61.538461538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Ｄ穣子</text:p>
          </table:table-cell>
          <table:table-cell table:formula="of:=[.C105]/[.D105]*100" office:value-type="float" office:value="38.4615384615385">
            <text:p>38.46153846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Ｄアリス</text:p>
          </table:table-cell>
          <table:table-cell table:formula="of:=[.C106]/[.D106]*100" office:value-type="float" office:value="60">
            <text:p>6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Ｔメディスン</text:p>
          </table:table-cell>
          <table:table-cell table:formula="of:=[.C107]/[.D107]*100" office:value-type="float" office:value="77.7777777777778">
            <text:p>77.777777777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Ａ萃香</text:p>
          </table:table-cell>
          <table:table-cell table:formula="of:=[.C108]/[.D108]*100" office:value-type="float" office:value="64.2857142857143">
            <text:p>64.285714285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Ｔありす</text:p>
          </table:table-cell>
          <table:table-cell table:formula="of:=[.C109]/[.D109]*100" office:value-type="float" office:value="52.1739130434783">
            <text:p>52.17391304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string">
            <text:p>Ｎミスティア</text:p>
          </table:table-cell>
          <table:table-cell table:formula="of:=[.C110]/[.D110]*100" office:value-type="float" office:value="65.2173913043478">
            <text:p>65.217391304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Ａ椛</text:p>
          </table:table-cell>
          <table:table-cell table:formula="of:=[.C111]/[.D111]*100" office:value-type="float" office:value="72.2222222222222">
            <text:p>72.222222222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Ｄ里香</text:p>
          </table:table-cell>
          <table:table-cell table:formula="of:=[.C112]/[.D112]*100" office:value-type="float" office:value="47.0588235294118">
            <text:p>47.058823529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Ｔナズーリン</text:p>
          </table:table-cell>
          <table:table-cell table:formula="of:=[.C113]/[.D113]*100" office:value-type="float" office:value="58.8235294117647">
            <text:p>58.823529411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Ｓレティ</text:p>
          </table:table-cell>
          <table:table-cell table:formula="of:=[.C114]/[.D114]*100" office:value-type="float" office:value="41.1764705882353">
            <text:p>41.17647058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Ｎキクリ</text:p>
          </table:table-cell>
          <table:table-cell table:formula="of:=[.C115]/[.D115]*100" office:value-type="float" office:value="56.25">
            <text:p>56.2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Ａ幽香</text:p>
          </table:table-cell>
          <table:table-cell table:formula="of:=[.C116]/[.D116]*100" office:value-type="float" office:value="56.25">
            <text:p>56.2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ＡＤ妹紅</text:p>
          </table:table-cell>
          <table:table-cell table:formula="of:=[.C117]/[.D117]*100" office:value-type="float" office:value="62.5">
            <text:p>62.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Ｄ永琳</text:p>
          </table:table-cell>
          <table:table-cell table:formula="of:=[.C118]/[.D118]*100" office:value-type="float" office:value="73.3333333333333">
            <text:p>73.333333333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Ｄ映姫</text:p>
          </table:table-cell>
          <table:table-cell table:formula="of:=[.C119]/[.D119]*100" office:value-type="float" office:value="60">
            <text:p>6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ＡリリーＢ</text:p>
          </table:table-cell>
          <table:table-cell table:formula="of:=[.C120]/[.D120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Ａ先代の巫女</text:p>
          </table:table-cell>
          <table:table-cell table:formula="of:=[.C121]/[.D121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魔天使</text:p>
          </table:table-cell>
          <table:table-cell table:formula="of:=[.C122]/[.D122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Ａ慧音</text:p>
          </table:table-cell>
          <table:table-cell table:formula="of:=[.C123]/[.D123]*100" office:value-type="float" office:value="50">
            <text:p>5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Ａ衣玖</text:p>
          </table:table-cell>
          <table:table-cell table:formula="of:=[.C124]/[.D124]*100" office:value-type="float" office:value="28.5714285714286">
            <text:p>28.57142857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Ｓチルノ</text:p>
          </table:table-cell>
          <table:table-cell table:formula="of:=[.C125]/[.D125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ミミちゃん</text:p>
          </table:table-cell>
          <table:table-cell table:formula="of:=[.C126]/[.D126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Ｎ文</text:p>
          </table:table-cell>
          <table:table-cell table:formula="of:=[.C127]/[.D127]*100" office:value-type="float" office:value="45.4545454545455">
            <text:p>45.454545454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Ｈ神綺</text:p>
          </table:table-cell>
          <table:table-cell table:formula="of:=[.C128]/[.D128]*100" office:value-type="float" office:value="11.1111111111111">
            <text:p>11.111111111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Ｔルーミア</text:p>
          </table:table-cell>
          <table:table-cell table:formula="of:=[.C129]/[.D129]*100" office:value-type="float" office:value="25">
            <text:p>2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Ｔパチュリー</text:p>
          </table:table-cell>
          <table:table-cell table:formula="of:=[.C130]/[.D130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Ｎ小兎姫</text:p>
          </table:table-cell>
          <table:table-cell table:formula="of:=[.C131]/[.D131]*100" office:value-type="float" office:value="34.7826086956522">
            <text:p>34.78260869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ビビット</text:p>
          </table:table-cell>
          <table:table-cell table:formula="of:=[.C132]/[.D132]*100" office:value-type="float" office:value="63.1578947368421">
            <text:p>63.157894736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Ａ輝夜</text:p>
          </table:table-cell>
          <table:table-cell table:formula="of:=[.C133]/[.D133]*100" office:value-type="float" office:value="60">
            <text:p>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とり</text:p>
          </table:table-cell>
          <table:table-cell table:formula="of:=[.C134]/[.D134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Ｎルナサ</text:p>
          </table:table-cell>
          <table:table-cell table:formula="of:=[.C135]/[.D135]*100" office:value-type="float" office:value="50">
            <text:p>5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ＡＤ紫</text:p>
          </table:table-cell>
          <table:table-cell table:formula="of:=[.C136]/[.D136]*100" office:value-type="float" office:value="64.2857142857143">
            <text:p>64.285714285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Ｔミスティア</text:p>
          </table:table-cell>
          <table:table-cell table:formula="of:=[.C137]/[.D137]*100" office:value-type="float" office:value="50">
            <text:p>5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Ｓこいし</text:p>
          </table:table-cell>
          <table:table-cell table:formula="of:=[.C138]/[.D138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Ｎ神子</text:p>
          </table:table-cell>
          <table:table-cell table:formula="of:=[.C139]/[.D139]*100" office:value-type="float" office:value="25">
            <text:p>2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Ｈちゆり</text:p>
          </table:table-cell>
          <table:table-cell table:formula="of:=[.C140]/[.D140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Ｎ明羅</text:p>
          </table:table-cell>
          <table:table-cell table:formula="of:=[.C141]/[.D141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ＡＤてゐ</text:p>
          </table:table-cell>
          <table:table-cell table:formula="of:=[.C142]/[.D142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Ｄメディスン</text:p>
          </table:table-cell>
          <table:table-cell table:formula="of:=[.C143]/[.D143]*100" office:value-type="float" office:value="25">
            <text:p>2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Ｓ聖</text:p>
          </table:table-cell>
          <table:table-cell table:formula="of:=[.C144]/[.D144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Ｔ魔理沙</text:p>
          </table:table-cell>
          <table:table-cell table:formula="of:=[.C145]/[.D145]*100" office:value-type="float" office:value="63.6363636363636">
            <text:p>63.636363636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Ｈ響子</text:p>
          </table:table-cell>
          <table:table-cell table:formula="of:=[.C146]/[.D146]*100" office:value-type="float" office:value="72.7272727272727">
            <text:p>72.727272727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Ｄ雛</text:p>
          </table:table-cell>
          <table:table-cell table:formula="of:=[.C147]/[.D147]*100" office:value-type="float" office:value="80">
            <text:p>8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Ｓ藍</text:p>
          </table:table-cell>
          <table:table-cell table:formula="of:=[.C148]/[.D148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大ナマズ</text:p>
          </table:table-cell>
          <table:table-cell table:formula="of:=[.C149]/[.D149]*100" office:value-type="float" office:value="87.5">
            <text:p>87.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Ｓ天子</text:p>
          </table:table-cell>
          <table:table-cell table:formula="of:=[.C150]/[.D150]*100" office:value-type="float" office:value="50">
            <text:p>5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ＡＬＩＣＥ</text:p>
          </table:table-cell>
          <table:table-cell table:formula="of:=[.C151]/[.D151]*100" office:value-type="float" office:value="37.5">
            <text:p>37.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Ｎルナ</text:p>
          </table:table-cell>
          <table:table-cell table:formula="of:=[.C152]/[.D152]*100" office:value-type="float" office:value="25">
            <text:p>2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Ｔ先代の巫女</text:p>
          </table:table-cell>
          <table:table-cell table:formula="of:=[.C153]/[.D153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Ｔこいし</text:p>
          </table:table-cell>
          <table:table-cell table:formula="of:=[.C154]/[.D154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Ａ美鈴</text:p>
          </table:table-cell>
          <table:table-cell table:formula="of:=[.C155]/[.D155]*100" office:value-type="float" office:value="71.4285714285714">
            <text:p>71.428571428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Ｄ聖</text:p>
          </table:table-cell>
          <table:table-cell table:formula="of:=[.C156]/[.D156]*100" office:value-type="float" office:value="28.5714285714286">
            <text:p>28.571428571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Ｄパチュリー</text:p>
          </table:table-cell>
          <table:table-cell table:formula="of:=[.C157]/[.D15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Ｔリリカ</text:p>
          </table:table-cell>
          <table:table-cell table:formula="of:=[.C158]/[.D158]*100" office:value-type="float" office:value="50">
            <text:p>5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Ｔ椛</text:p>
          </table:table-cell>
          <table:table-cell table:formula="of:=[.C159]/[.D159]*100" office:value-type="float" office:value="40">
            <text:p>4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Ａ小傘</text:p>
          </table:table-cell>
          <table:table-cell table:formula="of:=[.C160]/[.D160]*100" office:value-type="float" office:value="40">
            <text:p>4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Ａ豊姫</text:p>
          </table:table-cell>
          <table:table-cell table:formula="of:=[.C161]/[.D161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Ａはたて</text:p>
          </table:table-cell>
          <table:table-cell table:formula="of:=[.C162]/[.D162]*100" office:value-type="float" office:value="56.25">
            <text:p>56.2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Ｈ燐</text:p>
          </table:table-cell>
          <table:table-cell table:formula="of:=[.C163]/[.D163]*100" office:value-type="float" office:value="61.5384615384615">
            <text:p>61.538461538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Ｎ神奈子</text:p>
          </table:table-cell>
          <table:table-cell table:formula="of:=[.C164]/[.D164]*100" office:value-type="float" office:value="50">
            <text:p>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Ｄ鈴仙</text:p>
          </table:table-cell>
          <table:table-cell table:formula="of:=[.C165]/[.D165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Ｄ妖夢</text:p>
          </table:table-cell>
          <table:table-cell table:formula="of:=[.C166]/[.D166]*100" office:value-type="float" office:value="90.9090909090909">
            <text:p>90.909090909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Ｈエレン</text:p>
          </table:table-cell>
          <table:table-cell table:formula="of:=[.C167]/[.D167]*100" office:value-type="float" office:value="70">
            <text:p>7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Ｎ妹紅</text:p>
          </table:table-cell>
          <table:table-cell table:formula="of:=[.C168]/[.D168]*100" office:value-type="float" office:value="60">
            <text:p>6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Ａ妖夢</text:p>
          </table:table-cell>
          <table:table-cell table:formula="of:=[.C169]/[.D169]*100" office:value-type="float" office:value="40">
            <text:p>4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Ｔアリス</text:p>
          </table:table-cell>
          <table:table-cell table:formula="of:=[.C170]/[.D170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Ｈメディスン</text:p>
          </table:table-cell>
          <table:table-cell table:formula="of:=[.C171]/[.D171]*100" office:value-type="float" office:value="22.2222222222222">
            <text:p>22.22222222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Ｓ依姫</text:p>
          </table:table-cell>
          <table:table-cell table:formula="of:=[.C172]/[.D172]*100" office:value-type="float" office:value="50">
            <text:p>5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Ｓレイセン</text:p>
          </table:table-cell>
          <table:table-cell table:formula="of:=[.C173]/[.D173]*100" office:value-type="float" office:value="50">
            <text:p>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Ｔレミリア</text:p>
          </table:table-cell>
          <table:table-cell table:formula="of:=[.C174]/[.D174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Ｎ聖</text:p>
          </table:table-cell>
          <table:table-cell table:formula="of:=[.C175]/[.D175]*100" office:value-type="float" office:value="71.4285714285714">
            <text:p>71.428571428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Ａユウカ</text:p>
          </table:table-cell>
          <table:table-cell table:formula="of:=[.C176]/[.D176]*100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Ｔ静葉</text:p>
          </table:table-cell>
          <table:table-cell table:formula="of:=[.C177]/[.D177]*100" office:value-type="float" office:value="16.6666666666667">
            <text:p>16.66666666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Ｈメルラン</text:p>
          </table:table-cell>
          <table:table-cell table:formula="of:=[.C178]/[.D178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Ｔ紫</text:p>
          </table:table-cell>
          <table:table-cell table:formula="of:=[.C179]/[.D179]*100" office:value-type="float" office:value="50">
            <text:p>5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Ｄ天子</text:p>
          </table:table-cell>
          <table:table-cell table:formula="of:=[.C180]/[.D180]*100" office:value-type="float" office:value="50">
            <text:p>5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Ａ勇儀</text:p>
          </table:table-cell>
          <table:table-cell table:formula="of:=[.C181]/[.D181]*100" office:value-type="float" office:value="60">
            <text:p>6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Ｈ萃香</text:p>
          </table:table-cell>
          <table:table-cell table:formula="of:=[.C182]/[.D182]*100" office:value-type="float" office:value="40">
            <text:p>4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Ｓ空</text:p>
          </table:table-cell>
          <table:table-cell table:formula="of:=[.C183]/[.D183]*100" office:value-type="float" office:value="40">
            <text:p>4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Ｎメディスン</text:p>
          </table:table-cell>
          <table:table-cell table:formula="of:=[.C184]/[.D184]*100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Ｓ橙</text:p>
          </table:table-cell>
          <table:table-cell table:formula="of:=[.C185]/[.D185]*100" office:value-type="float" office:value="20">
            <text:p>2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Ｔ小悪魔</text:p>
          </table:table-cell>
          <table:table-cell table:formula="of:=[.C186]/[.D186]*100" office:value-type="float" office:value="40">
            <text:p>4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Ｎ霊夢</text:p>
          </table:table-cell>
          <table:table-cell table:formula="of:=[.C187]/[.D187]*100" office:value-type="float" office:value="100">
            <text:p>1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Ｈレイラ</text:p>
          </table:table-cell>
          <table:table-cell table:formula="of:=[.C188]/[.D188]*100" office:value-type="float" office:value="25">
            <text:p>2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Ｄ慧音</text:p>
          </table:table-cell>
          <table:table-cell table:formula="of:=[.C189]/[.D189]*100" office:value-type="float" office:value="50">
            <text:p>5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Ｓエリス</text:p>
          </table:table-cell>
          <table:table-cell table:formula="of:=[.C190]/[.D190]*100" office:value-type="float" office:value="50">
            <text:p>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Ｓぬえ</text:p>
          </table:table-cell>
          <table:table-cell table:formula="of:=[.C191]/[.D191]*100" office:value-type="float" office:value="50">
            <text:p>5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神玉</text:p>
          </table:table-cell>
          <table:table-cell table:formula="of:=[.C192]/[.D192]*100" office:value-type="float" office:value="25">
            <text:p>2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Ａ紫</text:p>
          </table:table-cell>
          <table:table-cell table:formula="of:=[.C193]/[.D193]*100" office:value-type="float" office:value="75">
            <text:p>7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Ａ霊夢</text:p>
          </table:table-cell>
          <table:table-cell table:formula="of:=[.C194]/[.D194]*100" office:value-type="float" office:value="25">
            <text:p>2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ぎらてぃな</text:p>
          </table:table-cell>
          <table:table-cell table:formula="of:=[.C195]/[.D195]*100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騒霊三姉妹</text:p>
          </table:table-cell>
          <table:table-cell table:formula="of:=[.C196]/[.D196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Ａ幽々子</text:p>
          </table:table-cell>
          <table:table-cell table:formula="of:=[.C197]/[.D197]*100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Ａ妹紅</text:p>
          </table:table-cell>
          <table:table-cell table:formula="of:=[.C198]/[.D198]*100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Ｈ布都</text:p>
          </table:table-cell>
          <table:table-cell table:formula="of:=[.C199]/[.D199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Ｎチルノ</text:p>
          </table:table-cell>
          <table:table-cell table:formula="of:=[.C200]/[.D200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Ｄチルノ</text:p>
          </table:table-cell>
          <table:table-cell table:formula="of:=[.C201]/[.D201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村紗</text:p>
          </table:table-cell>
          <table:table-cell table:formula="of:=[.C202]/[.D202]*100" office:value-type="float" office:value="50">
            <text:p>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Ｄマリサ</text:p>
          </table:table-cell>
          <table:table-cell table:formula="of:=[.C203]/[.D203]*100" office:value-type="float" office:value="50">
            <text:p>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Ｈヤマメ</text:p>
          </table:table-cell>
          <table:table-cell table:formula="of:=[.C204]/[.D204]*100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穣子</text:p>
          </table:table-cell>
          <table:table-cell table:formula="of:=[.C205]/[.D205]*100" office:value-type="float" office:value="50">
            <text:p>5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ちびメディ</text:p>
          </table:table-cell>
          <table:table-cell table:formula="of:=[.C206]/[.D206]*100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Ａ理香子</text:p>
          </table:table-cell>
          <table:table-cell table:formula="of:=[.C207]/[.D207]*100" office:value-type="float" office:value="10">
            <text:p>1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Ｄ諏訪子</text:p>
          </table:table-cell>
          <table:table-cell table:formula="of:=[.C208]/[.D208]*100" office:value-type="float" office:value="40">
            <text:p>4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ぼーまんだ</text:p>
          </table:table-cell>
          <table:table-cell table:formula="of:=[.C209]/[.D209]*100" office:value-type="float" office:value="60">
            <text:p>6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Ｄ小悪魔</text:p>
          </table:table-cell>
          <table:table-cell table:formula="of:=[.C210]/[.D210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Ｄ衣玖</text:p>
          </table:table-cell>
          <table:table-cell table:formula="of:=[.C211]/[.D211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かいりゅー</text:p>
          </table:table-cell>
          <table:table-cell table:formula="of:=[.C212]/[.D212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Ｓ燐</text:p>
          </table:table-cell>
          <table:table-cell table:formula="of:=[.C213]/[.D213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ぱるきあ</text:p>
          </table:table-cell>
          <table:table-cell table:formula="of:=[.C214]/[.D214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Ｎ永琳</text:p>
          </table:table-cell>
          <table:table-cell table:formula="of:=[.C215]/[.D215]*100" office:value-type="float" office:value="62.5">
            <text:p>62.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ＨリリーＷ</text:p>
          </table:table-cell>
          <table:table-cell table:formula="of:=[.C216]/[.D216]*100" office:value-type="float" office:value="37.5">
            <text:p>37.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Ｎ星</text:p>
          </table:table-cell>
          <table:table-cell table:formula="of:=[.C217]/[.D217]*100" office:value-type="float" office:value="71.4285714285714">
            <text:p>71.428571428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Ｓユウカ</text:p>
          </table:table-cell>
          <table:table-cell table:formula="of:=[.C218]/[.D218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Ｎレティ</text:p>
          </table:table-cell>
          <table:table-cell table:formula="of:=[.C219]/[.D219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Ｄ輝夜</text:p>
          </table:table-cell>
          <table:table-cell table:formula="of:=[.C220]/[.D220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Ｎ小傘</text:p>
          </table:table-cell>
          <table:table-cell table:formula="of:=[.C221]/[.D221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霖之助</text:p>
          </table:table-cell>
          <table:table-cell table:formula="of:=[.C222]/[.D222]*100" office:value-type="float" office:value="40">
            <text:p>4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Ｎアリス</text:p>
          </table:table-cell>
          <table:table-cell table:formula="of:=[.C223]/[.D223]*100" office:value-type="float" office:value="40">
            <text:p>4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Ｔ星</text:p>
          </table:table-cell>
          <table:table-cell table:formula="of:=[.C224]/[.D224]*100" office:value-type="float" office:value="60">
            <text:p>6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Ｈ永琳</text:p>
          </table:table-cell>
          <table:table-cell table:formula="of:=[.C225]/[.D225]*100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Ｎ豊姫</text:p>
          </table:table-cell>
          <table:table-cell table:formula="of:=[.C226]/[.D226]*100" office:value-type="float" office:value="75">
            <text:p>7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がぶりあす</text:p>
          </table:table-cell>
          <table:table-cell table:formula="of:=[.C227]/[.D227]*100" office:value-type="float" office:value="75">
            <text:p>7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Ｎコンガラ</text:p>
          </table:table-cell>
          <table:table-cell table:formula="of:=[.C228]/[.D228]*100" office:value-type="float" office:value="50">
            <text:p>5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Ｄ華扇</text:p>
          </table:table-cell>
          <table:table-cell table:formula="of:=[.C229]/[.D229]*100" office:value-type="float" office:value="25">
            <text:p>2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れっくうざ</text:p>
          </table:table-cell>
          <table:table-cell table:formula="of:=[.C230]/[.D230]*100" office:value-type="float" office:value="100">
            <text:p>1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Ｓ靈夢</text:p>
          </table:table-cell>
          <table:table-cell table:formula="of:=[.C231]/[.D231]*100" office:value-type="float" office:value="75">
            <text:p>7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Ｓ慧音</text:p>
          </table:table-cell>
          <table:table-cell table:formula="of:=[.C232]/[.D232]*100" office:value-type="float" office:value="25">
            <text:p>2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Ｎ大妖精</text:p>
          </table:table-cell>
          <table:table-cell table:formula="of:=[.C233]/[.D233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Ａ一輪</text:p>
          </table:table-cell>
          <table:table-cell table:formula="of:=[.C234]/[.D234]*100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らてぃおす</text:p>
          </table:table-cell>
          <table:table-cell table:formula="of:=[.C235]/[.D235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Ｎ咲夜</text:p>
          </table:table-cell>
          <table:table-cell table:formula="of:=[.C236]/[.D236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Ｓマミゾウ</text:p>
          </table:table-cell>
          <table:table-cell table:formula="of:=[.C237]/[.D23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Ｎメルラン</text:p>
          </table:table-cell>
          <table:table-cell table:formula="of:=[.C238]/[.D238]*100" office:value-type="float" office:value="100">
            <text:p>1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ちびれいせん</text:p>
          </table:table-cell>
          <table:table-cell table:formula="of:=[.C239]/[.D239]*100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Ａ魅魔</text:p>
          </table:table-cell>
          <table:table-cell table:formula="of:=[.C240]/[.D240]*100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Ｓ美鈴</text:p>
          </table:table-cell>
          <table:table-cell table:formula="of:=[.C241]/[.D241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Ｈレティ</text:p>
          </table:table-cell>
          <table:table-cell table:formula="of:=[.C242]/[.D242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Ａ依姫</text:p>
          </table:table-cell>
          <table:table-cell table:formula="of:=[.C243]/[.D243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パチュリー</text:p>
          </table:table-cell>
          <table:table-cell table:formula="of:=[.C244]/[.D244]*100" office:value-type="float" office:value="50">
            <text:p>5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パルスィ</text:p>
          </table:table-cell>
          <table:table-cell table:formula="of:=[.C245]/[.D245]*100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Ｈさとり</text:p>
          </table:table-cell>
          <table:table-cell table:formula="of:=[.C246]/[.D246]*100" office:value-type="float" office:value="100">
            <text:p>1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Ｔ美鈴</text:p>
          </table:table-cell>
          <table:table-cell table:formula="of:=[.C247]/[.D247]*100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藍</text:p>
          </table:table-cell>
          <table:table-cell table:formula="of:=[.C248]/[.D248]*100" office:value-type="float" office:value="50">
            <text:p>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ＡＤアリス</text:p>
          </table:table-cell>
          <table:table-cell table:formula="of:=[.C249]/[.D249]*100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Ｓアリス</text:p>
          </table:table-cell>
          <table:table-cell table:formula="of:=[.C250]/[.D250]*100" office:value-type="float" office:value="50">
            <text:p>5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冴月麟</text:p>
          </table:table-cell>
          <table:table-cell table:formula="of:=[.C251]/[.D251]*100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Ｈ咲夜</text:p>
          </table:table-cell>
          <table:table-cell table:formula="of:=[.C252]/[.D252]*100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Ａ橙</text:p>
          </table:table-cell>
          <table:table-cell table:formula="of:=[.C253]/[.D253]*100" office:value-type="float" office:value="100">
            <text:p>1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穣子</text:p>
          </table:table-cell>
          <table:table-cell table:formula="of:=[.C254]/[.D254]*100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ちびマイ</text:p>
          </table:table-cell>
          <table:table-cell table:formula="of:=[.C255]/[.D255]*100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諏訪子</text:p>
          </table:table-cell>
          <table:table-cell table:formula="of:=[.C256]/[.D256]*100" office:value-type="float" office:value="50">
            <text:p>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Ｄレミリア</text:p>
          </table:table-cell>
          <table:table-cell table:formula="of:=[.C257]/[.D257]*100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サニー</text:p>
          </table:table-cell>
          <table:table-cell table:formula="of:=[.C258]/[.D258]*100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リグル</text:p>
          </table:table-cell>
          <table:table-cell table:formula="of:=[.C259]/[.D259]*100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スター</text:p>
          </table:table-cell>
          <table:table-cell table:formula="of:=[.C260]/[.D260]*100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映姫</text:p>
          </table:table-cell>
          <table:table-cell table:formula="of:=[.C261]/[.D261]*100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ゆめみ</text:p>
          </table:table-cell>
          <table:table-cell table:formula="of:=[.C262]/[.D262]*100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エリー</text:p>
          </table:table-cell>
          <table:table-cell table:formula="of:=[.C263]/[.D263]*100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Ｔルナサ</text:p>
          </table:table-cell>
          <table:table-cell table:formula="of:=[.C264]/[.D264]*100" office:value-type="float" office:value="100">
            <text:p>1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こしんぎょく</text:p>
          </table:table-cell>
          <table:table-cell table:formula="of:=[.C265]/[.D265]*100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リリーＷ</text:p>
          </table:table-cell>
          <table:table-cell table:formula="of:=[.C266]/[.D266]*100" office:value-type="float" office:value="100">
            <text:p>1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レティ</text:p>
          </table:table-cell>
          <table:table-cell table:formula="of:=[.C267]/[.D267]*100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ぬえ</text:p>
          </table:table-cell>
          <table:table-cell table:formula="of:=[.C268]/[.D268]*100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レイラ</text:p>
          </table:table-cell>
          <table:table-cell table:formula="of:=[.C269]/[.D269]*100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阿求</text:p>
          </table:table-cell>
          <table:table-cell table:formula="of:=[.C270]/[.D270]*100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レイセン</text:p>
          </table:table-cell>
          <table:table-cell table:formula="of:=[.C271]/[.D271]*100" office:value-type="float" office:value="100">
            <text:p>1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さなえ</text:p>
          </table:table-cell>
          <table:table-cell table:formula="of:=[.C272]/[.D272]*100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勇儀</text:p>
          </table:table-cell>
          <table:table-cell table:formula="of:=[.C273]/[.D273]*100" office:value-type="float" office:value="100">
            <text:p>1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はたて</text:p>
          </table:table-cell>
          <table:table-cell table:formula="of:=[.C274]/[.D274]*100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Ｈリリカ</text:p>
          </table:table-cell>
          <table:table-cell table:formula="of:=[.C275]/[.D275]*100" office:value-type="float" office:value="100">
            <text:p>1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ルーミア</text:p>
          </table:table-cell>
          <table:table-cell table:formula="of:=[.C276]/[.D276]*100" office:value-type="float" office:value="100">
            <text:p>1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小町</text:p>
          </table:table-cell>
          <table:table-cell table:formula="of:=[.C277]/[.D277]*100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幽々子</text:p>
          </table:table-cell>
          <table:table-cell table:formula="of:=[.C278]/[.D278]*100" office:value-type="float" office:value="100">
            <text:p>100</text:p>
          </table:table-cell>
        </table:table-row>
      </table:table>
      <table:table table:name="第二幕決勝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user</text:p>
          </table:table-cell>
          <table:table-cell office:value-type="string">
            <text:p>won</text:p>
          </table:table-cell>
          <table:table-cell office:value-type="string">
            <text:p>times</text:p>
          </table:table-cell>
          <table:table-cell office:value-type="string">
            <text:p>Name</text:p>
          </table:table-cell>
          <table:table-cell office:value-type="string">
            <text:p>出た際の勝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Ａ朱鷺子</text:p>
          </table:table-cell>
          <table:table-cell table:formula="of:=[.C2]/[.D2]*100"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Ａ文</text:p>
          </table:table-cell>
          <table:table-cell table:formula="of:=[.C3]/[.D3]*100"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Ａ諏訪子</text:p>
          </table:table-cell>
          <table:table-cell table:formula="of:=[.C4]/[.D4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Ｔさとり</text:p>
          </table:table-cell>
          <table:table-cell table:formula="of:=[.C5]/[.D5]*100"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Ｈミスティア</text:p>
          </table:table-cell>
          <table:table-cell table:formula="of:=[.C6]/[.D6]*100"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Ｄ霊夢</text:p>
          </table:table-cell>
          <table:table-cell table:formula="of:=[.C7]/[.D7]*100" office:value-type="float" office:value="80">
            <text:p>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Ｗ咲夜</text:p>
          </table:table-cell>
          <table:table-cell table:formula="of:=[.C8]/[.D8]*100" office:value-type="float" office:value="80">
            <text:p>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Ｓ鈴仙</text:p>
          </table:table-cell>
          <table:table-cell table:formula="of:=[.C9]/[.D9]*100" office:value-type="float" office:value="100">
            <text:p>1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Ｈルイズ</text:p>
          </table:table-cell>
          <table:table-cell table:formula="of:=[.C10]/[.D10]*100"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Ｓ文</text:p>
          </table:table-cell>
          <table:table-cell table:formula="of:=[.C11]/[.D11]*100"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ＡＤレティ</text:p>
          </table:table-cell>
          <table:table-cell table:formula="of:=[.C12]/[.D12]*100"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Ｄ妖夢</text:p>
          </table:table-cell>
          <table:table-cell table:formula="of:=[.C13]/[.D13]*100" office:value-type="float" office:value="100">
            <text:p>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Ｔ藍</text:p>
          </table:table-cell>
          <table:table-cell table:formula="of:=[.C14]/[.D14]*100"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Ｎスター</text:p>
          </table:table-cell>
          <table:table-cell table:formula="of:=[.C15]/[.D15]*100" office:value-type="float" office:value="75">
            <text:p>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非想天則</text:p>
          </table:table-cell>
          <table:table-cell table:formula="of:=[.C16]/[.D16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Ａゴリアテ</text:p>
          </table:table-cell>
          <table:table-cell table:formula="of:=[.C17]/[.D17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Ｄ萃香</text:p>
          </table:table-cell>
          <table:table-cell table:formula="of:=[.C18]/[.D18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Ｓ魔理沙</text:p>
          </table:table-cell>
          <table:table-cell table:formula="of:=[.C19]/[.D19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Ｈルナ</text:p>
          </table:table-cell>
          <table:table-cell table:formula="of:=[.C20]/[.D20]*100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Ｔパルスィ</text:p>
          </table:table-cell>
          <table:table-cell table:formula="of:=[.C21]/[.D21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Ａ慧音</text:p>
          </table:table-cell>
          <table:table-cell table:formula="of:=[.C22]/[.D22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Ａ鈴仙</text:p>
          </table:table-cell>
          <table:table-cell table:formula="of:=[.C23]/[.D23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Ｎサニー</text:p>
          </table:table-cell>
          <table:table-cell table:formula="of:=[.C24]/[.D24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青娥</text:p>
          </table:table-cell>
          <table:table-cell table:formula="of:=[.C25]/[.D25]*100" office:value-type="float" office:value="50">
            <text:p>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レミリア</text:p>
          </table:table-cell>
          <table:table-cell table:formula="of:=[.C26]/[.D26]*100"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Ｈ早苗</text:p>
          </table:table-cell>
          <table:table-cell table:formula="of:=[.C27]/[.D27]*100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萃香</text:p>
          </table:table-cell>
          <table:table-cell table:formula="of:=[.C28]/[.D28]*100"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Ｓレミリア</text:p>
          </table:table-cell>
          <table:table-cell table:formula="of:=[.C29]/[.D29]*100"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Ｓマイ</text:p>
          </table:table-cell>
          <table:table-cell table:formula="of:=[.C30]/[.D30]*100" office:value-type="float" office:value="100">
            <text:p>1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ミスティア</text:p>
          </table:table-cell>
          <table:table-cell table:formula="of:=[.C31]/[.D31]*100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天子</text:p>
          </table:table-cell>
          <table:table-cell table:formula="of:=[.C32]/[.D32]*100"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伊佐美</text:p>
          </table:table-cell>
          <table:table-cell table:formula="of:=[.C33]/[.D33]*100"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Ｄ雛</text:p>
          </table:table-cell>
          <table:table-cell table:formula="of:=[.C34]/[.D34]*100" office:value-type="float" office:value="100">
            <text:p>1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輪妖精</text:p>
          </table:table-cell>
          <table:table-cell table:formula="of:=[.C35]/[.D35]*100"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萃香</text:p>
          </table:table-cell>
          <table:table-cell table:formula="of:=[.C36]/[.D36]*100"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Ｄ幽々子</text:p>
          </table:table-cell>
          <table:table-cell table:formula="of:=[.C37]/[.D37]*100"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Ｄ橙</text:p>
          </table:table-cell>
          <table:table-cell table:formula="of:=[.C38]/[.D38]*100"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Ｔメルラン</text:p>
          </table:table-cell>
          <table:table-cell table:formula="of:=[.C39]/[.D39]*100" office:value-type="float" office:value="50">
            <text:p>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れっくうざ</text:p>
          </table:table-cell>
          <table:table-cell table:formula="of:=[.C40]/[.D40]*100" office:value-type="float" office:value="100">
            <text:p>1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聖</text:p>
          </table:table-cell>
          <table:table-cell table:formula="of:=[.C41]/[.D41]*100"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大ナマズ</text:p>
          </table:table-cell>
          <table:table-cell table:formula="of:=[.C42]/[.D42]*100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Ｓ咲夜</text:p>
          </table:table-cell>
          <table:table-cell table:formula="of:=[.C43]/[.D43]*100" office:value-type="float" office:value="100">
            <text:p>1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ＪＫ早苗</text:p>
          </table:table-cell>
          <table:table-cell table:formula="of:=[.C44]/[.D44]*100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らてぃおす</text:p>
          </table:table-cell>
          <table:table-cell table:formula="of:=[.C45]/[.D45]*100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ユキ</text:p>
          </table:table-cell>
          <table:table-cell table:formula="of:=[.C46]/[.D46]*100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椛</text:p>
          </table:table-cell>
          <table:table-cell table:formula="of:=[.C47]/[.D47]*100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レティ</text:p>
          </table:table-cell>
          <table:table-cell table:formula="of:=[.C48]/[.D48]*100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リグル</text:p>
          </table:table-cell>
          <table:table-cell table:formula="of:=[.C49]/[.D49]*100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Ｈ夢子</text:p>
          </table:table-cell>
          <table:table-cell table:formula="of:=[.C50]/[.D50]*100" office:value-type="float" office:value="100">
            <text:p>1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屠自古</text:p>
          </table:table-cell>
          <table:table-cell table:formula="of:=[.C51]/[.D51]*100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Ｄエリー</text:p>
          </table:table-cell>
          <table:table-cell table:formula="of:=[.C52]/[.D52]*100"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パルスィ</text:p>
          </table:table-cell>
          <table:table-cell table:formula="of:=[.C53]/[.D53]*100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こいし</text:p>
          </table:table-cell>
          <table:table-cell table:formula="of:=[.C54]/[.D54]*100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雛</text:p>
          </table:table-cell>
          <table:table-cell table:formula="of:=[.C55]/[.D55]*100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Ｄスター</text:p>
          </table:table-cell>
          <table:table-cell table:formula="of:=[.C56]/[.D56]*100"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ルナサ</text:p>
          </table:table-cell>
          <table:table-cell table:formula="of:=[.C57]/[.D57]*100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こいし</text:p>
          </table:table-cell>
          <table:table-cell table:formula="of:=[.C58]/[.D58]*100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サラ</text:p>
          </table:table-cell>
          <table:table-cell table:formula="of:=[.C59]/[.D59]*100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早苗</text:p>
          </table:table-cell>
          <table:table-cell table:formula="of:=[.C60]/[.D60]*100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豊姫</text:p>
          </table:table-cell>
          <table:table-cell table:formula="of:=[.C61]/[.D61]*100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ビビット</text:p>
          </table:table-cell>
          <table:table-cell table:formula="of:=[.C62]/[.D62]*100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がぶりあす</text:p>
          </table:table-cell>
          <table:table-cell table:formula="of:=[.C63]/[.D63]*100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永琳</text:p>
          </table:table-cell>
          <table:table-cell table:formula="of:=[.C64]/[.D64]*100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映姫</text:p>
          </table:table-cell>
          <table:table-cell table:formula="of:=[.C65]/[.D65]*100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レイラ</text:p>
          </table:table-cell>
          <table:table-cell table:formula="of:=[.C66]/[.D66]*100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芳香</text:p>
          </table:table-cell>
          <table:table-cell table:formula="of:=[.C67]/[.D67]*100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大妖精</text:p>
          </table:table-cell>
          <table:table-cell table:formula="of:=[.C68]/[.D68]*100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Ｔキスメ</text:p>
          </table:table-cell>
          <table:table-cell table:formula="of:=[.C69]/[.D69]*100"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ぼーまんだ</text:p>
          </table:table-cell>
          <table:table-cell table:formula="of:=[.C70]/[.D70]*100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鈴仙</text:p>
          </table:table-cell>
          <table:table-cell table:formula="of:=[.C71]/[.D71]*100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Ｄ鈴仙</text:p>
          </table:table-cell>
          <table:table-cell table:formula="of:=[.C72]/[.D72]*100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ナズーリン</text:p>
          </table:table-cell>
          <table:table-cell table:formula="of:=[.C73]/[.D73]*100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サニー</text:p>
          </table:table-cell>
          <table:table-cell table:formula="of:=[.C74]/[.D74]*100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幻月</text:p>
          </table:table-cell>
          <table:table-cell table:formula="of:=[.C75]/[.D75]*100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スター</text:p>
          </table:table-cell>
          <table:table-cell table:formula="of:=[.C76]/[.D76]*100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里香</text:p>
          </table:table-cell>
          <table:table-cell table:formula="of:=[.C77]/[.D77]*100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大妖精</text:p>
          </table:table-cell>
          <table:table-cell table:formula="of:=[.C78]/[.D78]*100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にとり</text:p>
          </table:table-cell>
          <table:table-cell table:formula="of:=[.C79]/[.D79]*100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フラン</text:p>
          </table:table-cell>
          <table:table-cell table:formula="of:=[.C80]/[.D80]*100" office:value-type="float" office:value="0">
            <text:p>0</text:p>
          </table:table-cell>
        </table:table-row>
      </table:table>
      <table:table table:name="全試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user</text:p>
          </table:table-cell>
          <table:table-cell office:value-type="string">
            <text:p>won</text:p>
          </table:table-cell>
          <table:table-cell office:value-type="string">
            <text:p>times</text:p>
          </table:table-cell>
          <table:table-cell office:value-type="string">
            <text:p>Name</text:p>
          </table:table-cell>
          <table:table-cell office:value-type="string">
            <text:p>出た際の勝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61">
            <text:p>161</text:p>
          </table:table-cell>
          <table:table-cell office:value-type="float" office:value="339">
            <text:p>339</text:p>
          </table:table-cell>
          <table:table-cell office:value-type="string">
            <text:p>Ｓ文</text:p>
          </table:table-cell>
          <table:table-cell table:formula="of:=[.C2]/[.D2]*100" office:value-type="float" office:value="47.4926253687316">
            <text:p>47.4926253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91">
            <text:p>191</text:p>
          </table:table-cell>
          <table:table-cell office:value-type="float" office:value="353">
            <text:p>353</text:p>
          </table:table-cell>
          <table:table-cell office:value-type="string">
            <text:p>Ａ文</text:p>
          </table:table-cell>
          <table:table-cell table:formula="of:=[.C3]/[.D3]*100" office:value-type="float" office:value="54.1076487252125">
            <text:p>54.10764872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94">
            <text:p>194</text:p>
          </table:table-cell>
          <table:table-cell office:value-type="float" office:value="306">
            <text:p>306</text:p>
          </table:table-cell>
          <table:table-cell office:value-type="string">
            <text:p>Ａ朱鷺子</text:p>
          </table:table-cell>
          <table:table-cell table:formula="of:=[.C4]/[.D4]*100" office:value-type="float" office:value="63.3986928104575">
            <text:p>63.39869281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21">
            <text:p>121</text:p>
          </table:table-cell>
          <table:table-cell office:value-type="float" office:value="236">
            <text:p>236</text:p>
          </table:table-cell>
          <table:table-cell office:value-type="string">
            <text:p>Ｄスター</text:p>
          </table:table-cell>
          <table:table-cell table:formula="of:=[.C5]/[.D5]*100" office:value-type="float" office:value="51.271186440678">
            <text:p>51.27118644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164">
            <text:p>164</text:p>
          </table:table-cell>
          <table:table-cell office:value-type="string">
            <text:p>Ｎサニー</text:p>
          </table:table-cell>
          <table:table-cell table:formula="of:=[.C6]/[.D6]*100" office:value-type="float" office:value="56.0975609756098">
            <text:p>56.09756097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  <table:table-cell office:value-type="string">
            <text:p>Ｔ夢月</text:p>
          </table:table-cell>
          <table:table-cell table:formula="of:=[.C7]/[.D7]*100" office:value-type="float" office:value="49.5867768595041">
            <text:p>49.58677685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183">
            <text:p>183</text:p>
          </table:table-cell>
          <table:table-cell office:value-type="string">
            <text:p>Ｓ妖夢</text:p>
          </table:table-cell>
          <table:table-cell table:formula="of:=[.C8]/[.D8]*100" office:value-type="float" office:value="56.8306010928962">
            <text:p>56.83060109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166">
            <text:p>166</text:p>
          </table:table-cell>
          <table:table-cell office:value-type="string">
            <text:p>Ｓマイ</text:p>
          </table:table-cell>
          <table:table-cell table:formula="of:=[.C9]/[.D9]*100" office:value-type="float" office:value="51.2048192771084">
            <text:p>51.20481927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67">
            <text:p>167</text:p>
          </table:table-cell>
          <table:table-cell office:value-type="string">
            <text:p>Ａ大妖精</text:p>
          </table:table-cell>
          <table:table-cell table:formula="of:=[.C10]/[.D10]*100" office:value-type="float" office:value="49.1017964071856">
            <text:p>49.10179640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153">
            <text:p>153</text:p>
          </table:table-cell>
          <table:table-cell office:value-type="string">
            <text:p>Ｄエリー</text:p>
          </table:table-cell>
          <table:table-cell table:formula="of:=[.C11]/[.D11]*100" office:value-type="float" office:value="47.0588235294118">
            <text:p>47.058823529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113">
            <text:p>113</text:p>
          </table:table-cell>
          <table:table-cell office:value-type="string">
            <text:p>Ａゴリアテ</text:p>
          </table:table-cell>
          <table:table-cell table:formula="of:=[.C12]/[.D12]*100" office:value-type="float" office:value="47.787610619469">
            <text:p>47.78761061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162">
            <text:p>162</text:p>
          </table:table-cell>
          <table:table-cell office:value-type="string">
            <text:p>Ｎにとり</text:p>
          </table:table-cell>
          <table:table-cell table:formula="of:=[.C13]/[.D13]*100" office:value-type="float" office:value="41.9753086419753">
            <text:p>41.9753086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  <table:table-cell office:value-type="string">
            <text:p>Ｗ咲夜</text:p>
          </table:table-cell>
          <table:table-cell table:formula="of:=[.C14]/[.D14]*100" office:value-type="float" office:value="44.3609022556391">
            <text:p>44.36090225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132">
            <text:p>132</text:p>
          </table:table-cell>
          <table:table-cell office:value-type="string">
            <text:p>Ｄ早苗</text:p>
          </table:table-cell>
          <table:table-cell table:formula="of:=[.C15]/[.D15]*100" office:value-type="float" office:value="51.5151515151515">
            <text:p>51.51515151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14">
            <text:p>114</text:p>
          </table:table-cell>
          <table:table-cell office:value-type="float" office:value="216">
            <text:p>216</text:p>
          </table:table-cell>
          <table:table-cell office:value-type="string">
            <text:p>Ｔさとり</text:p>
          </table:table-cell>
          <table:table-cell table:formula="of:=[.C16]/[.D16]*100" office:value-type="float" office:value="52.7777777777778">
            <text:p>52.77777777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118">
            <text:p>118</text:p>
          </table:table-cell>
          <table:table-cell office:value-type="string">
            <text:p>Ｓ鈴仙</text:p>
          </table:table-cell>
          <table:table-cell table:formula="of:=[.C17]/[.D17]*100" office:value-type="float" office:value="41.5254237288136">
            <text:p>41.52542372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  <table:table-cell office:value-type="float" office:value="169">
            <text:p>169</text:p>
          </table:table-cell>
          <table:table-cell office:value-type="string">
            <text:p>Ａ諏訪子</text:p>
          </table:table-cell>
          <table:table-cell table:formula="of:=[.C18]/[.D18]*100" office:value-type="float" office:value="60.3550295857988">
            <text:p>60.35502958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office:value-type="string">
            <text:p>Ｔ藍</text:p>
          </table:table-cell>
          <table:table-cell table:formula="of:=[.C19]/[.D19]*100" office:value-type="float" office:value="51.1278195488722">
            <text:p>51.127819548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string">
            <text:p>Ｈスター</text:p>
          </table:table-cell>
          <table:table-cell table:formula="of:=[.C20]/[.D20]*100" office:value-type="float" office:value="63.013698630137">
            <text:p>63.01369863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string">
            <text:p>Ｔ妖夢</text:p>
          </table:table-cell>
          <table:table-cell table:formula="of:=[.C21]/[.D21]*100" office:value-type="float" office:value="55.2238805970149">
            <text:p>55.22388059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string">
            <text:p>Ｈサニー</text:p>
          </table:table-cell>
          <table:table-cell table:formula="of:=[.C22]/[.D22]*100" office:value-type="float" office:value="42.5742574257426">
            <text:p>42.57425742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string">
            <text:p>非想天則</text:p>
          </table:table-cell>
          <table:table-cell table:formula="of:=[.C23]/[.D23]*100" office:value-type="float" office:value="50.5376344086022">
            <text:p>50.53763440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office:value-type="string">
            <text:p>Ｔフラン</text:p>
          </table:table-cell>
          <table:table-cell table:formula="of:=[.C24]/[.D24]*100" office:value-type="float" office:value="43.4782608695652">
            <text:p>43.478260869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string">
            <text:p>Ｔサニー</text:p>
          </table:table-cell>
          <table:table-cell table:formula="of:=[.C25]/[.D25]*100" office:value-type="float" office:value="40.8450704225352">
            <text:p>40.84507042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string">
            <text:p>Ｈルナ</text:p>
          </table:table-cell>
          <table:table-cell table:formula="of:=[.C26]/[.D26]*100" office:value-type="float" office:value="43.3333333333333">
            <text:p>43.33333333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string">
            <text:p>Ｓリグル</text:p>
          </table:table-cell>
          <table:table-cell table:formula="of:=[.C27]/[.D27]*100" office:value-type="float" office:value="51.8518518518519">
            <text:p>51.85185185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string">
            <text:p>Ｓ豊姫</text:p>
          </table:table-cell>
          <table:table-cell table:formula="of:=[.C28]/[.D28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string">
            <text:p>Ｎサラ</text:p>
          </table:table-cell>
          <table:table-cell table:formula="of:=[.C29]/[.D29]*100" office:value-type="float" office:value="59.375">
            <text:p>59.3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ＡＤ鈴仙</text:p>
          </table:table-cell>
          <table:table-cell table:formula="of:=[.C30]/[.D30]*100" office:value-type="float" office:value="47.5">
            <text:p>47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string">
            <text:p>輪妖精</text:p>
          </table:table-cell>
          <table:table-cell table:formula="of:=[.C31]/[.D31]*100" office:value-type="float" office:value="36.7088607594937">
            <text:p>36.708860759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string">
            <text:p>Ｓ咲夜</text:p>
          </table:table-cell>
          <table:table-cell table:formula="of:=[.C32]/[.D32]*100" office:value-type="float" office:value="59.2105263157895">
            <text:p>59.210526315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string">
            <text:p>Ｈ早苗</text:p>
          </table:table-cell>
          <table:table-cell table:formula="of:=[.C33]/[.D33]*100" office:value-type="float" office:value="59.0163934426229">
            <text:p>59.016393442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string">
            <text:p>Ｓレミリア</text:p>
          </table:table-cell>
          <table:table-cell table:formula="of:=[.C34]/[.D34]*100" office:value-type="float" office:value="50.5154639175258">
            <text:p>50.51546391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string">
            <text:p>ＡＤチルノ</text:p>
          </table:table-cell>
          <table:table-cell table:formula="of:=[.C35]/[.D35]*100" office:value-type="float" office:value="37.9746835443038">
            <text:p>37.97468354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string">
            <text:p>Ｈ青娥</text:p>
          </table:table-cell>
          <table:table-cell table:formula="of:=[.C36]/[.D36]*100" office:value-type="float" office:value="42.6470588235294">
            <text:p>42.64705882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string">
            <text:p>Ｅルーミア</text:p>
          </table:table-cell>
          <table:table-cell table:formula="of:=[.C37]/[.D37]*100" office:value-type="float" office:value="36.0655737704918">
            <text:p>36.06557377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>
            <text:p>Ｈ夢子</text:p>
          </table:table-cell>
          <table:table-cell table:formula="of:=[.C38]/[.D38]*100" office:value-type="float" office:value="58.8235294117647">
            <text:p>58.823529411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Ｈルナサ</text:p>
          </table:table-cell>
          <table:table-cell table:formula="of:=[.C39]/[.D39]*100" office:value-type="float" office:value="51.1627906976744">
            <text:p>51.16279069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string">
            <text:p>Ｓフラン</text:p>
          </table:table-cell>
          <table:table-cell table:formula="of:=[.C40]/[.D40]*100" office:value-type="float" office:value="51.3513513513514">
            <text:p>51.35135135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string">
            <text:p>Ｈルイズ</text:p>
          </table:table-cell>
          <table:table-cell table:formula="of:=[.C41]/[.D41]*100" office:value-type="float" office:value="43.4782608695652">
            <text:p>43.47826086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string">
            <text:p>Ｈオレンジ</text:p>
          </table:table-cell>
          <table:table-cell table:formula="of:=[.C42]/[.D42]*100" office:value-type="float" office:value="44.7761194029851">
            <text:p>44.77611940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string">
            <text:p>Ｎ屠自古</text:p>
          </table:table-cell>
          <table:table-cell table:formula="of:=[.C43]/[.D43]*100" office:value-type="float" office:value="39.0625">
            <text:p>39.06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Ｈカナ</text:p>
          </table:table-cell>
          <table:table-cell table:formula="of:=[.C44]/[.D44]*100" office:value-type="float" office:value="48.3333333333333">
            <text:p>48.333333333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Ｄパルスィ</text:p>
          </table:table-cell>
          <table:table-cell table:formula="of:=[.C45]/[.D45]*100" office:value-type="float" office:value="29.4117647058824">
            <text:p>29.41176470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33">
            <text:p>133</text:p>
          </table:table-cell>
          <table:table-cell office:value-type="string">
            <text:p>Ｓ魔理沙</text:p>
          </table:table-cell>
          <table:table-cell table:formula="of:=[.C46]/[.D46]*100" office:value-type="float" office:value="58.6466165413534">
            <text:p>58.64661654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118">
            <text:p>118</text:p>
          </table:table-cell>
          <table:table-cell office:value-type="string">
            <text:p>Ａフラン</text:p>
          </table:table-cell>
          <table:table-cell table:formula="of:=[.C47]/[.D47]*100" office:value-type="float" office:value="45.7627118644068">
            <text:p>45.76271186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Ｔ鈴仙</text:p>
          </table:table-cell>
          <table:table-cell table:formula="of:=[.C48]/[.D48]*100" office:value-type="float" office:value="65.9090909090909">
            <text:p>65.909090909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string">
            <text:p>ＪＫ早苗</text:p>
          </table:table-cell>
          <table:table-cell table:formula="of:=[.C49]/[.D49]*100" office:value-type="float" office:value="51.219512195122">
            <text:p>51.21951219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string">
            <text:p>ＡＤレティ</text:p>
          </table:table-cell>
          <table:table-cell table:formula="of:=[.C50]/[.D50]*100" office:value-type="float" office:value="60">
            <text:p>6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Ｓにとり</text:p>
          </table:table-cell>
          <table:table-cell table:formula="of:=[.C51]/[.D51]*100" office:value-type="float" office:value="31.25">
            <text:p>31.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string">
            <text:p>Ｄ依姫</text:p>
          </table:table-cell>
          <table:table-cell table:formula="of:=[.C52]/[.D52]*100" office:value-type="float" office:value="58.5714285714286">
            <text:p>58.571428571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string">
            <text:p>Ｄレイラ</text:p>
          </table:table-cell>
          <table:table-cell table:formula="of:=[.C53]/[.D53]*100" office:value-type="float" office:value="46">
            <text:p>4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Ｄ芳香</text:p>
          </table:table-cell>
          <table:table-cell table:formula="of:=[.C54]/[.D54]*100" office:value-type="float" office:value="35">
            <text:p>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string">
            <text:p>Ａレミリア</text:p>
          </table:table-cell>
          <table:table-cell table:formula="of:=[.C55]/[.D55]*100" office:value-type="float" office:value="56.9444444444444">
            <text:p>56.944444444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string">
            <text:p>Ｓ幻月</text:p>
          </table:table-cell>
          <table:table-cell table:formula="of:=[.C56]/[.D56]*100" office:value-type="float" office:value="46.2686567164179">
            <text:p>46.268656716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string">
            <text:p>呪い子</text:p>
          </table:table-cell>
          <table:table-cell table:formula="of:=[.C57]/[.D57]*100" office:value-type="float" office:value="44.8275862068966">
            <text:p>44.827586206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string">
            <text:p>Ｎスター</text:p>
          </table:table-cell>
          <table:table-cell table:formula="of:=[.C58]/[.D58]*100" office:value-type="float" office:value="53.7037037037037">
            <text:p>53.703703703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string">
            <text:p>Ｄキスメ</text:p>
          </table:table-cell>
          <table:table-cell table:formula="of:=[.C59]/[.D59]*100" office:value-type="float" office:value="47.6190476190476">
            <text:p>47.6190476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string">
            <text:p>Ｄ霊夢</text:p>
          </table:table-cell>
          <table:table-cell table:formula="of:=[.C60]/[.D60]*100" office:value-type="float" office:value="55">
            <text:p>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秋姉妹</text:p>
          </table:table-cell>
          <table:table-cell table:formula="of:=[.C61]/[.D61]*100" office:value-type="float" office:value="35.8490566037736">
            <text:p>35.849056603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Ａサリエル</text:p>
          </table:table-cell>
          <table:table-cell table:formula="of:=[.C62]/[.D62]*100" office:value-type="float" office:value="50">
            <text:p>5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string">
            <text:p>Ｄリグル</text:p>
          </table:table-cell>
          <table:table-cell table:formula="of:=[.C63]/[.D63]*100" office:value-type="float" office:value="39.0243902439024">
            <text:p>39.024390243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string">
            <text:p>Ｄ幽々子</text:p>
          </table:table-cell>
          <table:table-cell table:formula="of:=[.C64]/[.D64]*100" office:value-type="float" office:value="58.974358974359">
            <text:p>58.974358974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string">
            <text:p>ＳリリーＢ</text:p>
          </table:table-cell>
          <table:table-cell table:formula="of:=[.C65]/[.D65]*100" office:value-type="float" office:value="36.8421052631579">
            <text:p>36.842105263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string">
            <text:p>Ｅ魔理沙</text:p>
          </table:table-cell>
          <table:table-cell table:formula="of:=[.C66]/[.D66]*100" office:value-type="float" office:value="47.6190476190476">
            <text:p>47.6190476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string">
            <text:p>Ｎキクリ</text:p>
          </table:table-cell>
          <table:table-cell table:formula="of:=[.C67]/[.D67]*100" office:value-type="float" office:value="45.2380952380952">
            <text:p>45.238095238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Ｓユキ</text:p>
          </table:table-cell>
          <table:table-cell table:formula="of:=[.C68]/[.D68]*100" office:value-type="float" office:value="45.1612903225806">
            <text:p>45.16129032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Ｄアリス</text:p>
          </table:table-cell>
          <table:table-cell table:formula="of:=[.C69]/[.D69]*100" office:value-type="float" office:value="44.4444444444444">
            <text:p>44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string">
            <text:p>Ａ神奈子</text:p>
          </table:table-cell>
          <table:table-cell table:formula="of:=[.C70]/[.D70]*100" office:value-type="float" office:value="52">
            <text:p>5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string">
            <text:p>ミミちゃん</text:p>
          </table:table-cell>
          <table:table-cell table:formula="of:=[.C71]/[.D71]*100" office:value-type="float" office:value="55.9322033898305">
            <text:p>55.932203389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string">
            <text:p>ＡＤ妹紅</text:p>
          </table:table-cell>
          <table:table-cell table:formula="of:=[.C72]/[.D72]*100" office:value-type="float" office:value="54.7169811320755">
            <text:p>54.71698113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string">
            <text:p>Ｔメルラン</text:p>
          </table:table-cell>
          <table:table-cell table:formula="of:=[.C73]/[.D73]*100" office:value-type="float" office:value="57.6923076923077">
            <text:p>57.692307692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string">
            <text:p>Ｈくるみ</text:p>
          </table:table-cell>
          <table:table-cell table:formula="of:=[.C74]/[.D74]*100" office:value-type="float" office:value="43.1818181818182">
            <text:p>43.181818181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Ｈミスティア</text:p>
          </table:table-cell>
          <table:table-cell table:formula="of:=[.C75]/[.D75]*100" office:value-type="float" office:value="69.7674418604651">
            <text:p>69.76744186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Ｔ早苗</text:p>
          </table:table-cell>
          <table:table-cell table:formula="of:=[.C76]/[.D76]*100" office:value-type="float" office:value="50">
            <text:p>5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Ａ空</text:p>
          </table:table-cell>
          <table:table-cell table:formula="of:=[.C77]/[.D77]*100" office:value-type="float" office:value="32.5">
            <text:p>32.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Ａ魔理沙</text:p>
          </table:table-cell>
          <table:table-cell table:formula="of:=[.C78]/[.D78]*100" office:value-type="float" office:value="48.7179487179487">
            <text:p>48.717948717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Ｎパチュリー</text:p>
          </table:table-cell>
          <table:table-cell table:formula="of:=[.C79]/[.D79]*100" office:value-type="float" office:value="47.0588235294118">
            <text:p>47.058823529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ＡＤ橙</text:p>
          </table:table-cell>
          <table:table-cell table:formula="of:=[.C80]/[.D80]*100" office:value-type="float" office:value="53.3333333333333">
            <text:p>53.333333333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Ａ天子</text:p>
          </table:table-cell>
          <table:table-cell table:formula="of:=[.C81]/[.D81]*100" office:value-type="float" office:value="51.7241379310345">
            <text:p>51.72413793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Ｄ小町</text:p>
          </table:table-cell>
          <table:table-cell table:formula="of:=[.C82]/[.D82]*100" office:value-type="float" office:value="21.4285714285714">
            <text:p>21.428571428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Ｔルナ</text:p>
          </table:table-cell>
          <table:table-cell table:formula="of:=[.C83]/[.D83]*100" office:value-type="float" office:value="28">
            <text:p>2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Ｄ穣子</text:p>
          </table:table-cell>
          <table:table-cell table:formula="of:=[.C84]/[.D84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Ａ静葉</text:p>
          </table:table-cell>
          <table:table-cell table:formula="of:=[.C85]/[.D85]*100" office:value-type="float" office:value="47.8260869565217">
            <text:p>47.826086956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string">
            <text:p>Ｄ萃香</text:p>
          </table:table-cell>
          <table:table-cell table:formula="of:=[.C86]/[.D86]*100" office:value-type="float" office:value="55.7142857142857">
            <text:p>55.714285714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string">
            <text:p>Ｔ空</text:p>
          </table:table-cell>
          <table:table-cell table:formula="of:=[.C87]/[.D87]*100" office:value-type="float" office:value="60.655737704918">
            <text:p>60.655737704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Ｓレティ</text:p>
          </table:table-cell>
          <table:table-cell table:formula="of:=[.C88]/[.D88]*100" office:value-type="float" office:value="55.3571428571429">
            <text:p>55.357142857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string">
            <text:p>Ｓ布都</text:p>
          </table:table-cell>
          <table:table-cell table:formula="of:=[.C89]/[.D89]*100" office:value-type="float" office:value="43.3962264150943">
            <text:p>43.396226415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string">
            <text:p>伊佐美</text:p>
          </table:table-cell>
          <table:table-cell table:formula="of:=[.C90]/[.D90]*100" office:value-type="float" office:value="51.0204081632653">
            <text:p>51.02040816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string">
            <text:p>Ｈ大妖精</text:p>
          </table:table-cell>
          <table:table-cell table:formula="of:=[.C91]/[.D91]*100" office:value-type="float" office:value="60.4166666666667">
            <text:p>60.41666666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string">
            <text:p>Ａ夢美</text:p>
          </table:table-cell>
          <table:table-cell table:formula="of:=[.C92]/[.D92]*100" office:value-type="float" office:value="56.8181818181818">
            <text:p>56.818181818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string">
            <text:p>ＡリリーＢ</text:p>
          </table:table-cell>
          <table:table-cell table:formula="of:=[.C93]/[.D93]*100" office:value-type="float" office:value="45.4545454545455">
            <text:p>45.454545454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string">
            <text:p>ＡＤミスティ</text:p>
          </table:table-cell>
          <table:table-cell table:formula="of:=[.C94]/[.D94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string">
            <text:p>Ａ鈴仙</text:p>
          </table:table-cell>
          <table:table-cell table:formula="of:=[.C95]/[.D95]*100" office:value-type="float" office:value="60.5263157894737">
            <text:p>60.526315789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Ｎ幽香</text:p>
          </table:table-cell>
          <table:table-cell table:formula="of:=[.C96]/[.D96]*100" office:value-type="float" office:value="42.1052631578947">
            <text:p>42.105263157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Ｎヤマメ</text:p>
          </table:table-cell>
          <table:table-cell table:formula="of:=[.C97]/[.D97]*100" office:value-type="float" office:value="53.125">
            <text:p>53.12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ＡＤてゐ</text:p>
          </table:table-cell>
          <table:table-cell table:formula="of:=[.C98]/[.D98]*100" office:value-type="float" office:value="45.1612903225806">
            <text:p>45.16129032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Ｎ天魔</text:p>
          </table:table-cell>
          <table:table-cell table:formula="of:=[.C99]/[.D99]*100" office:value-type="float" office:value="31.0344827586207">
            <text:p>31.034482758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Ｓチルノ</text:p>
          </table:table-cell>
          <table:table-cell table:formula="of:=[.C100]/[.D100]*100" office:value-type="float" office:value="51.8518518518519">
            <text:p>51.851851851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Ｄにとり</text:p>
          </table:table-cell>
          <table:table-cell table:formula="of:=[.C101]/[.D101]*100" office:value-type="float" office:value="44.4444444444444">
            <text:p>44.444444444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string">
            <text:p>Ｔメディスン</text:p>
          </table:table-cell>
          <table:table-cell table:formula="of:=[.C102]/[.D102]*100" office:value-type="float" office:value="50">
            <text:p>5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Ｔパチュリー</text:p>
          </table:table-cell>
          <table:table-cell table:formula="of:=[.C103]/[.D103]*100" office:value-type="float" office:value="29.1666666666667">
            <text:p>29.166666666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Ｈ神綺</text:p>
          </table:table-cell>
          <table:table-cell table:formula="of:=[.C104]/[.D104]*100" office:value-type="float" office:value="38.4615384615385">
            <text:p>38.461538461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Ａ美鈴</text:p>
          </table:table-cell>
          <table:table-cell table:formula="of:=[.C105]/[.D105]*100" office:value-type="float" office:value="38.4615384615385">
            <text:p>38.461538461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string">
            <text:p>Ｔありす</text:p>
          </table:table-cell>
          <table:table-cell table:formula="of:=[.C106]/[.D106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string">
            <text:p>Ｎさとり</text:p>
          </table:table-cell>
          <table:table-cell table:formula="of:=[.C107]/[.D107]*100" office:value-type="float" office:value="47.8260869565217">
            <text:p>47.826086956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string">
            <text:p>Ｓ静葉</text:p>
          </table:table-cell>
          <table:table-cell table:formula="of:=[.C108]/[.D108]*100" office:value-type="float" office:value="40.9090909090909">
            <text:p>40.909090909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Ｔヤマメ</text:p>
          </table:table-cell>
          <table:table-cell table:formula="of:=[.C109]/[.D109]*100"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Ｎルナサ</text:p>
          </table:table-cell>
          <table:table-cell table:formula="of:=[.C110]/[.D110]*100"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Ｓ幽々子</text:p>
          </table:table-cell>
          <table:table-cell table:formula="of:=[.C111]/[.D111]*100" office:value-type="float" office:value="38.2352941176471">
            <text:p>38.235294117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Ａ輝夜</text:p>
          </table:table-cell>
          <table:table-cell table:formula="of:=[.C112]/[.D112]*100" office:value-type="float" office:value="57.5757575757576">
            <text:p>57.575757575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Ａ幽香</text:p>
          </table:table-cell>
          <table:table-cell table:formula="of:=[.C113]/[.D113]*100" office:value-type="float" office:value="46.6666666666667">
            <text:p>46.66666666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string">
            <text:p>Ａ椛</text:p>
          </table:table-cell>
          <table:table-cell table:formula="of:=[.C114]/[.D114]*100" office:value-type="float" office:value="67.8571428571429">
            <text:p>67.857142857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Ｄ映姫</text:p>
          </table:table-cell>
          <table:table-cell table:formula="of:=[.C115]/[.D115]*100" office:value-type="float" office:value="50">
            <text:p>5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Ｓ輝夜</text:p>
          </table:table-cell>
          <table:table-cell table:formula="of:=[.C116]/[.D116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Ｔパルスィ</text:p>
          </table:table-cell>
          <table:table-cell table:formula="of:=[.C117]/[.D117]*100" office:value-type="float" office:value="36">
            <text:p>3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Ｔキスメ</text:p>
          </table:table-cell>
          <table:table-cell table:formula="of:=[.C118]/[.D118]*100" office:value-type="float" office:value="47.8260869565217">
            <text:p>47.826086956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Ａ先代の巫女</text:p>
          </table:table-cell>
          <table:table-cell table:formula="of:=[.C119]/[.D119]*100" office:value-type="float" office:value="43.4782608695652">
            <text:p>43.478260869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Ｎ文</text:p>
          </table:table-cell>
          <table:table-cell table:formula="of:=[.C120]/[.D120]*100" office:value-type="float" office:value="50">
            <text:p>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Ｎこいし</text:p>
          </table:table-cell>
          <table:table-cell table:formula="of:=[.C121]/[.D121]*100" office:value-type="float" office:value="52.6315789473684">
            <text:p>52.631578947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Ｈ雛</text:p>
          </table:table-cell>
          <table:table-cell table:formula="of:=[.C122]/[.D122]*100" office:value-type="float" office:value="56.7567567567568">
            <text:p>56.75675675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Ａ燐</text:p>
          </table:table-cell>
          <table:table-cell table:formula="of:=[.C123]/[.D123]*100" office:value-type="float" office:value="54.0540540540541">
            <text:p>54.054054054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魔天使</text:p>
          </table:table-cell>
          <table:table-cell table:formula="of:=[.C124]/[.D124]*100" office:value-type="float" office:value="54.2857142857143">
            <text:p>54.285714285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Ａ映姫</text:p>
          </table:table-cell>
          <table:table-cell table:formula="of:=[.C125]/[.D125]*100" office:value-type="float" office:value="45.1612903225806">
            <text:p>45.161290322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Ｄ里香</text:p>
          </table:table-cell>
          <table:table-cell table:formula="of:=[.C126]/[.D126]*100" office:value-type="float" office:value="51.7241379310345">
            <text:p>51.72413793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ＡＤ美鈴</text:p>
          </table:table-cell>
          <table:table-cell table:formula="of:=[.C127]/[.D127]*100" office:value-type="float" office:value="62.962962962963">
            <text:p>62.96296296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Ｓ空</text:p>
          </table:table-cell>
          <table:table-cell table:formula="of:=[.C128]/[.D128]*100" office:value-type="float" office:value="40.7407407407407">
            <text:p>40.740740740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Ｔ魔理沙</text:p>
          </table:table-cell>
          <table:table-cell table:formula="of:=[.C129]/[.D129]*100" office:value-type="float" office:value="57.6923076923077">
            <text:p>57.69230769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ＡＬＩＣＥ</text:p>
          </table:table-cell>
          <table:table-cell table:formula="of:=[.C130]/[.D130]*100" office:value-type="float" office:value="39.1304347826087">
            <text:p>39.130434782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Ａ衣玖</text:p>
          </table:table-cell>
          <table:table-cell table:formula="of:=[.C131]/[.D131]*100" office:value-type="float" office:value="34.7826086956522">
            <text:p>34.782608695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ＡＤ紫</text:p>
          </table:table-cell>
          <table:table-cell table:formula="of:=[.C132]/[.D132]*100" office:value-type="float" office:value="59.0909090909091">
            <text:p>59.090909090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Ｄ雛</text:p>
          </table:table-cell>
          <table:table-cell table:formula="of:=[.C133]/[.D133]*100" office:value-type="float" office:value="72.2222222222222">
            <text:p>72.222222222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Ｓ聖</text:p>
          </table:table-cell>
          <table:table-cell table:formula="of:=[.C134]/[.D134]*100" office:value-type="float" office:value="50">
            <text:p>5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Ｎ明羅</text:p>
          </table:table-cell>
          <table:table-cell table:formula="of:=[.C135]/[.D135]*100" office:value-type="float" office:value="35.7142857142857">
            <text:p>35.714285714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Ｓ天子</text:p>
          </table:table-cell>
          <table:table-cell table:formula="of:=[.C136]/[.D136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string">
            <text:p>Ａ萃香</text:p>
          </table:table-cell>
          <table:table-cell table:formula="of:=[.C137]/[.D137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Ｎミスティア</text:p>
          </table:table-cell>
          <table:table-cell table:formula="of:=[.C138]/[.D138]*100" office:value-type="float" office:value="63.8888888888889">
            <text:p>63.888888888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string">
            <text:p>Ｎ神奈子</text:p>
          </table:table-cell>
          <table:table-cell table:formula="of:=[.C139]/[.D139]*100" office:value-type="float" office:value="62.8571428571429">
            <text:p>62.857142857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string">
            <text:p>Ｎ小兎姫</text:p>
          </table:table-cell>
          <table:table-cell table:formula="of:=[.C140]/[.D140]*100" office:value-type="float" office:value="34.2857142857143">
            <text:p>34.285714285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Ｄ永琳</text:p>
          </table:table-cell>
          <table:table-cell table:formula="of:=[.C141]/[.D141]*100" office:value-type="float" office:value="72.4137931034483">
            <text:p>72.41379310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Ｄ諏訪子</text:p>
          </table:table-cell>
          <table:table-cell table:formula="of:=[.C142]/[.D142]*100" office:value-type="float" office:value="53.5714285714286">
            <text:p>53.571428571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Ｔナズーリン</text:p>
          </table:table-cell>
          <table:table-cell table:formula="of:=[.C143]/[.D143]*100" office:value-type="float" office:value="48">
            <text:p>4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Ａ慧音</text:p>
          </table:table-cell>
          <table:table-cell table:formula="of:=[.C144]/[.D144]*100" office:value-type="float" office:value="48">
            <text:p>4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Ｓこいし</text:p>
          </table:table-cell>
          <table:table-cell table:formula="of:=[.C145]/[.D145]*100" office:value-type="float" office:value="52.3809523809524">
            <text:p>52.38095238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Ｄメディスン</text:p>
          </table:table-cell>
          <table:table-cell table:formula="of:=[.C146]/[.D146]*100" office:value-type="float" office:value="23.8095238095238">
            <text:p>23.809523809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Ｈ響子</text:p>
          </table:table-cell>
          <table:table-cell table:formula="of:=[.C147]/[.D147]*100" office:value-type="float" office:value="63.1578947368421">
            <text:p>63.157894736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Ｈレティ</text:p>
          </table:table-cell>
          <table:table-cell table:formula="of:=[.C148]/[.D148]*100" office:value-type="float" office:value="76.4705882352941">
            <text:p>76.470588235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Ｎルナ</text:p>
          </table:table-cell>
          <table:table-cell table:formula="of:=[.C149]/[.D149]*100" office:value-type="float" office:value="47.0588235294118">
            <text:p>47.058823529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Ｔミスティア</text:p>
          </table:table-cell>
          <table:table-cell table:formula="of:=[.C150]/[.D150]*100" office:value-type="float" office:value="41.1764705882353">
            <text:p>41.176470588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Ｔ先代の巫女</text:p>
          </table:table-cell>
          <table:table-cell table:formula="of:=[.C151]/[.D151]*100" office:value-type="float" office:value="41.1764705882353">
            <text:p>41.176470588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Ｔルーミア</text:p>
          </table:table-cell>
          <table:table-cell table:formula="of:=[.C152]/[.D152]*100" office:value-type="float" office:value="23.5294117647059">
            <text:p>23.529411764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Ｓエリス</text:p>
          </table:table-cell>
          <table:table-cell table:formula="of:=[.C153]/[.D153]*100" office:value-type="float" office:value="50">
            <text:p>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Ｈ布都</text:p>
          </table:table-cell>
          <table:table-cell table:formula="of:=[.C154]/[.D154]*100" office:value-type="float" office:value="84.6153846153846">
            <text:p>84.615384615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Ｔリリカ</text:p>
          </table:table-cell>
          <table:table-cell table:formula="of:=[.C155]/[.D155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Ａ勇儀</text:p>
          </table:table-cell>
          <table:table-cell table:formula="of:=[.C156]/[.D156]*100" office:value-type="float" office:value="36.3636363636364">
            <text:p>36.363636363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大ナマズ</text:p>
          </table:table-cell>
          <table:table-cell table:formula="of:=[.C157]/[.D157]*100" office:value-type="float" office:value="70">
            <text:p>7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Ｓレイセン</text:p>
          </table:table-cell>
          <table:table-cell table:formula="of:=[.C158]/[.D158]*100" office:value-type="float" office:value="50">
            <text:p>5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Ｄ美鈴</text:p>
          </table:table-cell>
          <table:table-cell table:formula="of:=[.C159]/[.D159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神玉</text:p>
          </table:table-cell>
          <table:table-cell table:formula="of:=[.C160]/[.D160]*100" office:value-type="float" office:value="12.5">
            <text:p>12.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Ｈヤマメ</text:p>
          </table:table-cell>
          <table:table-cell table:formula="of:=[.C161]/[.D161]*100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ちびサニー</text:p>
          </table:table-cell>
          <table:table-cell table:formula="of:=[.C162]/[.D162]*100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Ａ豊姫</text:p>
          </table:table-cell>
          <table:table-cell table:formula="of:=[.C163]/[.D163]*100" office:value-type="float" office:value="25">
            <text:p>2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ビビット</text:p>
          </table:table-cell>
          <table:table-cell table:formula="of:=[.C164]/[.D164]*100" office:value-type="float" office:value="60">
            <text:p>6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Ｈ燐</text:p>
          </table:table-cell>
          <table:table-cell table:formula="of:=[.C165]/[.D165]*100" office:value-type="float" office:value="58.6206896551724">
            <text:p>58.620689655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Ｄ鈴仙</text:p>
          </table:table-cell>
          <table:table-cell table:formula="of:=[.C166]/[.D166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Ｎ豊姫</text:p>
          </table:table-cell>
          <table:table-cell table:formula="of:=[.C167]/[.D167]*100" office:value-type="float" office:value="58.3333333333333">
            <text:p>58.333333333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Ｈエレン</text:p>
          </table:table-cell>
          <table:table-cell table:formula="of:=[.C168]/[.D168]*100" office:value-type="float" office:value="69.5652173913043">
            <text:p>69.565217391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Ｄ天子</text:p>
          </table:table-cell>
          <table:table-cell table:formula="of:=[.C169]/[.D169]*100" office:value-type="float" office:value="50">
            <text:p>5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とり</text:p>
          </table:table-cell>
          <table:table-cell table:formula="of:=[.C170]/[.D170]*100" office:value-type="float" office:value="45.4545454545455">
            <text:p>45.454545454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Ｓ藍</text:p>
          </table:table-cell>
          <table:table-cell table:formula="of:=[.C171]/[.D171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Ｎ神子</text:p>
          </table:table-cell>
          <table:table-cell table:formula="of:=[.C172]/[.D172]*100" office:value-type="float" office:value="38.0952380952381">
            <text:p>38.09523809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Ｈメディスン</text:p>
          </table:table-cell>
          <table:table-cell table:formula="of:=[.C173]/[.D173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Ｄ妖夢</text:p>
          </table:table-cell>
          <table:table-cell table:formula="of:=[.C174]/[.D174]*100" office:value-type="float" office:value="80">
            <text:p>8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Ａ紫</text:p>
          </table:table-cell>
          <table:table-cell table:formula="of:=[.C175]/[.D175]*100" office:value-type="float" office:value="40">
            <text:p>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Ｈメルラン</text:p>
          </table:table-cell>
          <table:table-cell table:formula="of:=[.C176]/[.D176]*100" office:value-type="float" office:value="58.8235294117647">
            <text:p>58.823529411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Ｔレミリア</text:p>
          </table:table-cell>
          <table:table-cell table:formula="of:=[.C177]/[.D177]*100" office:value-type="float" office:value="60">
            <text:p>6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Ｎ妹紅</text:p>
          </table:table-cell>
          <table:table-cell table:formula="of:=[.C178]/[.D178]*100" office:value-type="float" office:value="64.2857142857143">
            <text:p>64.285714285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Ｔこいし</text:p>
          </table:table-cell>
          <table:table-cell table:formula="of:=[.C179]/[.D179]*100" office:value-type="float" office:value="50">
            <text:p>5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Ａ妖夢</text:p>
          </table:table-cell>
          <table:table-cell table:formula="of:=[.C180]/[.D180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Ｓ橙</text:p>
          </table:table-cell>
          <table:table-cell table:formula="of:=[.C181]/[.D181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Ｓアリス</text:p>
          </table:table-cell>
          <table:table-cell table:formula="of:=[.C182]/[.D182]*100" office:value-type="float" office:value="46.1538461538462">
            <text:p>46.153846153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Ｔ咲夜</text:p>
          </table:table-cell>
          <table:table-cell table:formula="of:=[.C183]/[.D183]*100" office:value-type="float" office:value="30.7692307692308">
            <text:p>30.769230769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Ｄ衣玖</text:p>
          </table:table-cell>
          <table:table-cell table:formula="of:=[.C184]/[.D184]*100" office:value-type="float" office:value="50">
            <text:p>5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Ｄパチュリー</text:p>
          </table:table-cell>
          <table:table-cell table:formula="of:=[.C185]/[.D185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騒霊三姉妹</text:p>
          </table:table-cell>
          <table:table-cell table:formula="of:=[.C186]/[.D186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Ｈちゆり</text:p>
          </table:table-cell>
          <table:table-cell table:formula="of:=[.C187]/[.D187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Ｔ美鈴</text:p>
          </table:table-cell>
          <table:table-cell table:formula="of:=[.C188]/[.D188]*100" office:value-type="float" office:value="30">
            <text:p>3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Ｎメディスン</text:p>
          </table:table-cell>
          <table:table-cell table:formula="of:=[.C189]/[.D189]*100" office:value-type="float" office:value="11.1111111111111">
            <text:p>11.111111111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Ｔ椛</text:p>
          </table:table-cell>
          <table:table-cell table:formula="of:=[.C190]/[.D190]*100" office:value-type="float" office:value="37.5">
            <text:p>37.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Ｈレイラ</text:p>
          </table:table-cell>
          <table:table-cell table:formula="of:=[.C191]/[.D191]*100" office:value-type="float" office:value="37.5">
            <text:p>37.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Ｓぬえ</text:p>
          </table:table-cell>
          <table:table-cell table:formula="of:=[.C192]/[.D192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Ｄ聖</text:p>
          </table:table-cell>
          <table:table-cell table:formula="of:=[.C193]/[.D193]*100" office:value-type="float" office:value="28.5714285714286">
            <text:p>28.571428571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ＡＤマリサ</text:p>
          </table:table-cell>
          <table:table-cell table:formula="of:=[.C194]/[.D194]*100" office:value-type="float" office:value="28.5714285714286">
            <text:p>28.571428571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Ｄチルノ</text:p>
          </table:table-cell>
          <table:table-cell table:formula="of:=[.C195]/[.D195]*100" office:value-type="float" office:value="83.3333333333333">
            <text:p>83.333333333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Ｓ小町</text:p>
          </table:table-cell>
          <table:table-cell table:formula="of:=[.C196]/[.D196]*100" office:value-type="float" office:value="50">
            <text:p>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Ａ小傘</text:p>
          </table:table-cell>
          <table:table-cell table:formula="of:=[.C197]/[.D197]*100" office:value-type="float" office:value="40">
            <text:p>4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Ａ幽々子</text:p>
          </table:table-cell>
          <table:table-cell table:formula="of:=[.C198]/[.D198]*100" office:value-type="float" office:value="25">
            <text:p>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Ａはたて</text:p>
          </table:table-cell>
          <table:table-cell table:formula="of:=[.C199]/[.D199]*100" office:value-type="float" office:value="57.6923076923077">
            <text:p>57.69230769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string">
            <text:p>Ｓ燐</text:p>
          </table:table-cell>
          <table:table-cell table:formula="of:=[.C200]/[.D200]*100" office:value-type="float" office:value="50">
            <text:p>5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Ｔアリス</text:p>
          </table:table-cell>
          <table:table-cell table:formula="of:=[.C201]/[.D201]*100" office:value-type="float" office:value="55">
            <text:p>5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Ｄ輝夜</text:p>
          </table:table-cell>
          <table:table-cell table:formula="of:=[.C202]/[.D202]*100" office:value-type="float" office:value="45">
            <text:p>4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Ｎアリス</text:p>
          </table:table-cell>
          <table:table-cell table:formula="of:=[.C203]/[.D203]*100" office:value-type="float" office:value="25">
            <text:p>2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Ｈ咲夜</text:p>
          </table:table-cell>
          <table:table-cell table:formula="of:=[.C204]/[.D204]*100" office:value-type="float" office:value="37.5">
            <text:p>37.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Ａ理香子</text:p>
          </table:table-cell>
          <table:table-cell table:formula="of:=[.C205]/[.D205]*100" office:value-type="float" office:value="6.25">
            <text:p>6.2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Ｎ聖</text:p>
          </table:table-cell>
          <table:table-cell table:formula="of:=[.C206]/[.D206]*100" office:value-type="float" office:value="53.3333333333333">
            <text:p>53.333333333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霖之助</text:p>
          </table:table-cell>
          <table:table-cell table:formula="of:=[.C207]/[.D207]*100" office:value-type="float" office:value="40">
            <text:p>4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Ｔ小悪魔</text:p>
          </table:table-cell>
          <table:table-cell table:formula="of:=[.C208]/[.D208]*100" office:value-type="float" office:value="50">
            <text:p>5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Ｓユウカ</text:p>
          </table:table-cell>
          <table:table-cell table:formula="of:=[.C209]/[.D209]*100" office:value-type="float" office:value="53.8461538461539">
            <text:p>53.846153846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Ｓ依姫</text:p>
          </table:table-cell>
          <table:table-cell table:formula="of:=[.C210]/[.D210]*100" office:value-type="float" office:value="46.1538461538462">
            <text:p>46.153846153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Ｎ大妖精</text:p>
          </table:table-cell>
          <table:table-cell table:formula="of:=[.C211]/[.D211]*1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Ｓ靈夢</text:p>
          </table:table-cell>
          <table:table-cell table:formula="of:=[.C212]/[.D212]*100" office:value-type="float" office:value="63.6363636363636">
            <text:p>63.636363636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Ｔ紫</text:p>
          </table:table-cell>
          <table:table-cell table:formula="of:=[.C213]/[.D213]*100" office:value-type="float" office:value="45.4545454545455">
            <text:p>45.454545454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Ｔ橙</text:p>
          </table:table-cell>
          <table:table-cell table:formula="of:=[.C214]/[.D214]*100" office:value-type="float" office:value="27.2727272727273">
            <text:p>27.27272727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ＨリリーＷ</text:p>
          </table:table-cell>
          <table:table-cell table:formula="of:=[.C215]/[.D215]*100" office:value-type="float" office:value="30">
            <text:p>3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Ｎレティ</text:p>
          </table:table-cell>
          <table:table-cell table:formula="of:=[.C216]/[.D216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Ｓてゐ</text:p>
          </table:table-cell>
          <table:table-cell table:formula="of:=[.C217]/[.D217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Ｔ星</text:p>
          </table:table-cell>
          <table:table-cell table:formula="of:=[.C218]/[.D218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Ｓ小傘</text:p>
          </table:table-cell>
          <table:table-cell table:formula="of:=[.C219]/[.D219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Ｎ小傘</text:p>
          </table:table-cell>
          <table:table-cell table:formula="of:=[.C220]/[.D220]*100" office:value-type="float" office:value="22.2222222222222">
            <text:p>22.222222222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Ｓ慧音</text:p>
          </table:table-cell>
          <table:table-cell table:formula="of:=[.C221]/[.D221]*100" office:value-type="float" office:value="22.2222222222222">
            <text:p>22.222222222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Ｎメルラン</text:p>
          </table:table-cell>
          <table:table-cell table:formula="of:=[.C222]/[.D222]*100" office:value-type="float" office:value="62.5">
            <text:p>62.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Ｎコンガラ</text:p>
          </table:table-cell>
          <table:table-cell table:formula="of:=[.C223]/[.D223]*100" office:value-type="float" office:value="62.5">
            <text:p>62.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Ｎパルスィ</text:p>
          </table:table-cell>
          <table:table-cell table:formula="of:=[.C224]/[.D224]*100" office:value-type="float" office:value="50">
            <text:p>5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Ｎチルノ</text:p>
          </table:table-cell>
          <table:table-cell table:formula="of:=[.C225]/[.D225]*100" office:value-type="float" office:value="25">
            <text:p>2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Ｔ静葉</text:p>
          </table:table-cell>
          <table:table-cell table:formula="of:=[.C226]/[.D226]*100" office:value-type="float" office:value="12.5">
            <text:p>12.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ＡＤアリス</text:p>
          </table:table-cell>
          <table:table-cell table:formula="of:=[.C227]/[.D227]*100" office:value-type="float" office:value="28.5714285714286">
            <text:p>28.571428571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Ａパチュリー</text:p>
          </table:table-cell>
          <table:table-cell table:formula="of:=[.C228]/[.D228]*100" office:value-type="float" office:value="28.5714285714286">
            <text:p>28.571428571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Ａユウカ</text:p>
          </table:table-cell>
          <table:table-cell table:formula="of:=[.C229]/[.D229]*100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Ｎ霊夢</text:p>
          </table:table-cell>
          <table:table-cell table:formula="of:=[.C230]/[.D230]*100" office:value-type="float" office:value="100">
            <text:p>1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Ｈ萃香</text:p>
          </table:table-cell>
          <table:table-cell table:formula="of:=[.C231]/[.D231]*100" office:value-type="float" office:value="40">
            <text:p>4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ぎらてぃな</text:p>
          </table:table-cell>
          <table:table-cell table:formula="of:=[.C232]/[.D232]*100" office:value-type="float" office:value="40">
            <text:p>4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Ｎルーミア</text:p>
          </table:table-cell>
          <table:table-cell table:formula="of:=[.C233]/[.D233]*100" office:value-type="float" office:value="75">
            <text:p>7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Ｄ慧音</text:p>
          </table:table-cell>
          <table:table-cell table:formula="of:=[.C234]/[.D234]*100" office:value-type="float" office:value="50">
            <text:p>5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Ｎ村紗</text:p>
          </table:table-cell>
          <table:table-cell table:formula="of:=[.C235]/[.D235]*100" office:value-type="float" office:value="25">
            <text:p>2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Ａ霊夢</text:p>
          </table:table-cell>
          <table:table-cell table:formula="of:=[.C236]/[.D236]*100" office:value-type="float" office:value="25">
            <text:p>2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Ｓ紫</text:p>
          </table:table-cell>
          <table:table-cell table:formula="of:=[.C237]/[.D237]*100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Ｈ穣子</text:p>
          </table:table-cell>
          <table:table-cell table:formula="of:=[.C238]/[.D238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ちびにとり</text:p>
          </table:table-cell>
          <table:table-cell table:formula="of:=[.C239]/[.D239]*100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Ａ妹紅</text:p>
          </table:table-cell>
          <table:table-cell table:formula="of:=[.C240]/[.D240]*100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Ｔルナサ</text:p>
          </table:table-cell>
          <table:table-cell table:formula="of:=[.C241]/[.D241]*100" office:value-type="float" office:value="100">
            <text:p>1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ちびスター</text:p>
          </table:table-cell>
          <table:table-cell table:formula="of:=[.C242]/[.D242]*100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ちびメディ</text:p>
          </table:table-cell>
          <table:table-cell table:formula="of:=[.C243]/[.D243]*100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る～こと</text:p>
          </table:table-cell>
          <table:table-cell table:formula="of:=[.C244]/[.D244]*100" office:value-type="float" office:value="71.4285714285714">
            <text:p>71.428571428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ぼーまんだ</text:p>
          </table:table-cell>
          <table:table-cell table:formula="of:=[.C245]/[.D245]*100" office:value-type="float" office:value="57.8947368421053">
            <text:p>57.894736842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Ｄ小悪魔</text:p>
          </table:table-cell>
          <table:table-cell table:formula="of:=[.C246]/[.D246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Ｎ星</text:p>
          </table:table-cell>
          <table:table-cell table:formula="of:=[.C247]/[.D247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ぱるきあ</text:p>
          </table:table-cell>
          <table:table-cell table:formula="of:=[.C248]/[.D248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かいりゅー</text:p>
          </table:table-cell>
          <table:table-cell table:formula="of:=[.C249]/[.D249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Ｓマミゾウ</text:p>
          </table:table-cell>
          <table:table-cell table:formula="of:=[.C250]/[.D250]*100" office:value-type="float" office:value="55.5555555555556">
            <text:p>55.555555555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れっくうざ</text:p>
          </table:table-cell>
          <table:table-cell table:formula="of:=[.C251]/[.D251]*100" office:value-type="float" office:value="75">
            <text:p>7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ゾンビＦ</text:p>
          </table:table-cell>
          <table:table-cell table:formula="of:=[.C252]/[.D252]*100" office:value-type="float" office:value="62.5">
            <text:p>62.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Ｎ永琳</text:p>
          </table:table-cell>
          <table:table-cell table:formula="of:=[.C253]/[.D253]*100" office:value-type="float" office:value="62.5">
            <text:p>62.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Ｄレミリア</text:p>
          </table:table-cell>
          <table:table-cell table:formula="of:=[.C254]/[.D254]*100" office:value-type="float" office:value="37.5">
            <text:p>37.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Ａ一輪</text:p>
          </table:table-cell>
          <table:table-cell table:formula="of:=[.C255]/[.D255]*100" office:value-type="float" office:value="25">
            <text:p>2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Ｈ永琳</text:p>
          </table:table-cell>
          <table:table-cell table:formula="of:=[.C256]/[.D256]*100" office:value-type="float" office:value="25">
            <text:p>2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Ａ魅魔</text:p>
          </table:table-cell>
          <table:table-cell table:formula="of:=[.C257]/[.D257]*100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Ｈさとり</text:p>
          </table:table-cell>
          <table:table-cell table:formula="of:=[.C258]/[.D258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Ｎ勇儀</text:p>
          </table:table-cell>
          <table:table-cell table:formula="of:=[.C259]/[.D259]*100" office:value-type="float" office:value="50">
            <text:p>5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Ｈ小町</text:p>
          </table:table-cell>
          <table:table-cell table:formula="of:=[.C260]/[.D260]*100" office:value-type="float" office:value="60">
            <text:p>6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Ｎ幽々子</text:p>
          </table:table-cell>
          <table:table-cell table:formula="of:=[.C261]/[.D261]*100" office:value-type="float" office:value="40">
            <text:p>4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Ｄ幽香</text:p>
          </table:table-cell>
          <table:table-cell table:formula="of:=[.C262]/[.D262]*100" office:value-type="float" office:value="75">
            <text:p>7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がぶりあす</text:p>
          </table:table-cell>
          <table:table-cell table:formula="of:=[.C263]/[.D263]*100" office:value-type="float" office:value="75">
            <text:p>7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Ｄ妹紅</text:p>
          </table:table-cell>
          <table:table-cell table:formula="of:=[.C264]/[.D264]*100" office:value-type="float" office:value="50">
            <text:p>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Ｓ美鈴</text:p>
          </table:table-cell>
          <table:table-cell table:formula="of:=[.C265]/[.D265]*100" office:value-type="float" office:value="50">
            <text:p>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Ｄ華扇</text:p>
          </table:table-cell>
          <table:table-cell table:formula="of:=[.C266]/[.D266]*100" office:value-type="float" office:value="25">
            <text:p>2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Ａ依姫</text:p>
          </table:table-cell>
          <table:table-cell table:formula="of:=[.C267]/[.D267]*100" office:value-type="float" office:value="25">
            <text:p>2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Ｈ小悪魔</text:p>
          </table:table-cell>
          <table:table-cell table:formula="of:=[.C268]/[.D268]*100" office:value-type="float" office:value="100">
            <text:p>1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Ｈ慧音</text:p>
          </table:table-cell>
          <table:table-cell table:formula="of:=[.C269]/[.D269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Ｄ天魔</text:p>
          </table:table-cell>
          <table:table-cell table:formula="of:=[.C270]/[.D270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らてぃおす</text:p>
          </table:table-cell>
          <table:table-cell table:formula="of:=[.C271]/[.D271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Ｔ雛</text:p>
          </table:table-cell>
          <table:table-cell table:formula="of:=[.C272]/[.D272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Ｎ咲夜</text:p>
          </table:table-cell>
          <table:table-cell table:formula="of:=[.C273]/[.D273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でぃあるが</text:p>
          </table:table-cell>
          <table:table-cell table:formula="of:=[.C274]/[.D274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ちびれいせん</text:p>
          </table:table-cell>
          <table:table-cell table:formula="of:=[.C275]/[.D275]*100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Ａ橙</text:p>
          </table:table-cell>
          <table:table-cell table:formula="of:=[.C276]/[.D276]*100" office:value-type="float" office:value="100">
            <text:p>1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藍</text:p>
          </table:table-cell>
          <table:table-cell table:formula="of:=[.C277]/[.D277]*100" office:value-type="float" office:value="50">
            <text:p>5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諏訪子</text:p>
          </table:table-cell>
          <table:table-cell table:formula="of:=[.C278]/[.D278]*100" office:value-type="float" office:value="50">
            <text:p>5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冴月麟</text:p>
          </table:table-cell>
          <table:table-cell table:formula="of:=[.C279]/[.D279]*100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ちびリリカ</text:p>
          </table:table-cell>
          <table:table-cell table:formula="of:=[.C280]/[.D280]*100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穣子</text:p>
          </table:table-cell>
          <table:table-cell table:formula="of:=[.C281]/[.D281]*100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ちびマイ</text:p>
          </table:table-cell>
          <table:table-cell table:formula="of:=[.C282]/[.D282]*100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Ｈリリカ</text:p>
          </table:table-cell>
          <table:table-cell table:formula="of:=[.C283]/[.D283]*100" office:value-type="float" office:value="100">
            <text:p>1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リリーＷ</text:p>
          </table:table-cell>
          <table:table-cell table:formula="of:=[.C284]/[.D284]*100" office:value-type="float" office:value="100">
            <text:p>1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Ｓ魔梨沙</text:p>
          </table:table-cell>
          <table:table-cell table:formula="of:=[.C285]/[.D285]*100" office:value-type="float" office:value="100">
            <text:p>1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レイセン</text:p>
          </table:table-cell>
          <table:table-cell table:formula="of:=[.C286]/[.D286]*100" office:value-type="float" office:value="100">
            <text:p>1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エリー</text:p>
          </table:table-cell>
          <table:table-cell table:formula="of:=[.C287]/[.D287]*100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阿求</text:p>
          </table:table-cell>
          <table:table-cell table:formula="of:=[.C288]/[.D288]*100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こしんぎょく</text:p>
          </table:table-cell>
          <table:table-cell table:formula="of:=[.C289]/[.D289]*100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るーみゃ</text:p>
          </table:table-cell>
          <table:table-cell table:formula="of:=[.C290]/[.D290]*100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レティ</text:p>
          </table:table-cell>
          <table:table-cell table:formula="of:=[.C291]/[.D291]*100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ぬえ</text:p>
          </table:table-cell>
          <table:table-cell table:formula="of:=[.C292]/[.D292]*100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ルーミア</text:p>
          </table:table-cell>
          <table:table-cell table:formula="of:=[.C293]/[.D293]*100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レイラ</text:p>
          </table:table-cell>
          <table:table-cell table:formula="of:=[.C294]/[.D294]*100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さなえ</text:p>
          </table:table-cell>
          <table:table-cell table:formula="of:=[.C295]/[.D295]*100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リグル</text:p>
          </table:table-cell>
          <table:table-cell table:formula="of:=[.C296]/[.D296]*100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映姫</text:p>
          </table:table-cell>
          <table:table-cell table:formula="of:=[.C297]/[.D297]*100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ちびゆめみ</text:p>
          </table:table-cell>
          <table:table-cell table:formula="of:=[.C298]/[.D298]*100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はたて</text:p>
          </table:table-cell>
          <table:table-cell table:formula="of:=[.C299]/[.D299]*100" office:value-type="float" office:value="0">
            <text:p>0</text:p>
          </table:table-cell>
        </table:table-row>
      </table:table>
      <table:table table:name="全決勝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user</text:p>
          </table:table-cell>
          <table:table-cell office:value-type="string">
            <text:p>won</text:p>
          </table:table-cell>
          <table:table-cell office:value-type="string">
            <text:p>times</text:p>
          </table:table-cell>
          <table:table-cell office:value-type="string">
            <text:p>Name</text:p>
          </table:table-cell>
          <table:table-cell office:value-type="string">
            <text:p>出た際の勝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Ａ朱鷺子</text:p>
          </table:table-cell>
          <table:table-cell table:formula="of:=[.C2]/[.D2]*100" office:value-type="float" office:value="61.2903225806452">
            <text:p>61.2903225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Ａ諏訪子</text:p>
          </table:table-cell>
          <table:table-cell table:formula="of:=[.C3]/[.D3]*100" office:value-type="float" office:value="61.1111111111111">
            <text:p>61.11111111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Ｈスター</text:p>
          </table:table-cell>
          <table:table-cell table:formula="of:=[.C4]/[.D4]*100" office:value-type="float" office:value="61.5384615384615">
            <text:p>61.53846153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Ａ文</text:p>
          </table:table-cell>
          <table:table-cell table:formula="of:=[.C5]/[.D5]*100" office:value-type="float" office:value="66.6666666666667">
            <text:p>66.6666666667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Ｔさとり</text:p>
          </table:table-cell>
          <table:table-cell table:formula="of:=[.C6]/[.D6]*100"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Ｓ文</text:p>
          </table:table-cell>
          <table:table-cell table:formula="of:=[.C7]/[.D7]*100" office:value-type="float" office:value="22.2222222222222">
            <text:p>22.22222222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Ｈミスティア</text:p>
          </table:table-cell>
          <table:table-cell table:formula="of:=[.C8]/[.D8]*100" office:value-type="float" office:value="62.5">
            <text:p>6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Ｄスター</text:p>
          </table:table-cell>
          <table:table-cell table:formula="of:=[.C9]/[.D9]*100"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Ｎサラ</text:p>
          </table:table-cell>
          <table:table-cell table:formula="of:=[.C10]/[.D10]*100" office:value-type="float" office:value="57.1428571428571">
            <text:p>57.14285714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ミミちゃん</text:p>
          </table:table-cell>
          <table:table-cell table:formula="of:=[.C11]/[.D11]*100" office:value-type="float" office:value="42.8571428571429">
            <text:p>42.857142857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Ｔ藍</text:p>
          </table:table-cell>
          <table:table-cell table:formula="of:=[.C12]/[.D12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Ｓマイ</text:p>
          </table:table-cell>
          <table:table-cell table:formula="of:=[.C13]/[.D13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Ｎ神奈子</text:p>
          </table:table-cell>
          <table:table-cell table:formula="of:=[.C14]/[.D14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Ｄ依姫</text:p>
          </table:table-cell>
          <table:table-cell table:formula="of:=[.C15]/[.D15]*100" office:value-type="float" office:value="83.3333333333333">
            <text:p>83.33333333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Ｔ鈴仙</text:p>
          </table:table-cell>
          <table:table-cell table:formula="of:=[.C16]/[.D16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Ｗ咲夜</text:p>
          </table:table-cell>
          <table:table-cell table:formula="of:=[.C17]/[.D17]*100" office:value-type="float" office:value="80">
            <text:p>8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ＡＤレティ</text:p>
          </table:table-cell>
          <table:table-cell table:formula="of:=[.C18]/[.D18]*100" office:value-type="float" office:value="40">
            <text:p>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Ｈ夢子</text:p>
          </table:table-cell>
          <table:table-cell table:formula="of:=[.C19]/[.D19]*100" office:value-type="float" office:value="40">
            <text:p>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Ｄ霊夢</text:p>
          </table:table-cell>
          <table:table-cell table:formula="of:=[.C20]/[.D20]*100" office:value-type="float" office:value="80">
            <text:p>8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伊佐美</text:p>
          </table:table-cell>
          <table:table-cell table:formula="of:=[.C21]/[.D21]*100" office:value-type="float" office:value="60">
            <text:p>6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Ｄレイラ</text:p>
          </table:table-cell>
          <table:table-cell table:formula="of:=[.C22]/[.D22]*100"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Ｈオレンジ</text:p>
          </table:table-cell>
          <table:table-cell table:formula="of:=[.C23]/[.D23]*100" office:value-type="float" office:value="50">
            <text:p>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ＡＤ鈴仙</text:p>
          </table:table-cell>
          <table:table-cell table:formula="of:=[.C24]/[.D24]*100" office:value-type="float" office:value="75">
            <text:p>7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Ａ輝夜</text:p>
          </table:table-cell>
          <table:table-cell table:formula="of:=[.C25]/[.D25]*100" office:value-type="float" office:value="75">
            <text:p>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Ａレミリア</text:p>
          </table:table-cell>
          <table:table-cell table:formula="of:=[.C26]/[.D26]*100" office:value-type="float" office:value="75">
            <text:p>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Ｄ妖夢</text:p>
          </table:table-cell>
          <table:table-cell table:formula="of:=[.C27]/[.D27]*100"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非想天則</text:p>
          </table:table-cell>
          <table:table-cell table:formula="of:=[.C28]/[.D28]*100"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Ａゴリアテ</text:p>
          </table:table-cell>
          <table:table-cell table:formula="of:=[.C29]/[.D29]*100"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Ｎスター</text:p>
          </table:table-cell>
          <table:table-cell table:formula="of:=[.C30]/[.D30]*100" office:value-type="float" office:value="75">
            <text:p>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Ｓ鈴仙</text:p>
          </table:table-cell>
          <table:table-cell table:formula="of:=[.C31]/[.D31]*100" office:value-type="float" office:value="100">
            <text:p>1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輪妖精</text:p>
          </table:table-cell>
          <table:table-cell table:formula="of:=[.C32]/[.D32]*100"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Ｈルイズ</text:p>
          </table:table-cell>
          <table:table-cell table:formula="of:=[.C33]/[.D33]*100"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Ａ椛</text:p>
          </table:table-cell>
          <table:table-cell table:formula="of:=[.C34]/[.D34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Ｈルナ</text:p>
          </table:table-cell>
          <table:table-cell table:formula="of:=[.C35]/[.D35]*100" office:value-type="float" office:value="100">
            <text:p>1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Ｄにとり</text:p>
          </table:table-cell>
          <table:table-cell table:formula="of:=[.C36]/[.D36]*100" office:value-type="float" office:value="100">
            <text:p>1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Ｔありす</text:p>
          </table:table-cell>
          <table:table-cell table:formula="of:=[.C37]/[.D37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Ｔパルスィ</text:p>
          </table:table-cell>
          <table:table-cell table:formula="of:=[.C38]/[.D38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Ｓレティ</text:p>
          </table:table-cell>
          <table:table-cell table:formula="of:=[.C39]/[.D39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Ｄ幽々子</text:p>
          </table:table-cell>
          <table:table-cell table:formula="of:=[.C40]/[.D40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Ａ慧音</text:p>
          </table:table-cell>
          <table:table-cell table:formula="of:=[.C41]/[.D41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Ｄエリー</text:p>
          </table:table-cell>
          <table:table-cell table:formula="of:=[.C42]/[.D42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Ｄ萃香</text:p>
          </table:table-cell>
          <table:table-cell table:formula="of:=[.C43]/[.D43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る～こと</text:p>
          </table:table-cell>
          <table:table-cell table:formula="of:=[.C44]/[.D44]*100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Ａ鈴仙</text:p>
          </table:table-cell>
          <table:table-cell table:formula="of:=[.C45]/[.D45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Ｈ大妖精</text:p>
          </table:table-cell>
          <table:table-cell table:formula="of:=[.C46]/[.D46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Ｎキクリ</text:p>
          </table:table-cell>
          <table:table-cell table:formula="of:=[.C47]/[.D47]*100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Ｄ早苗</text:p>
          </table:table-cell>
          <table:table-cell table:formula="of:=[.C48]/[.D48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Ｎサニー</text:p>
          </table:table-cell>
          <table:table-cell table:formula="of:=[.C49]/[.D49]*100" office:value-type="float" office:value="66.6666666666667">
            <text:p>66.666666666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Ｈ早苗</text:p>
          </table:table-cell>
          <table:table-cell table:formula="of:=[.C50]/[.D50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Ｓフラン</text:p>
          </table:table-cell>
          <table:table-cell table:formula="of:=[.C51]/[.D51]*100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Ｈルナサ</text:p>
          </table:table-cell>
          <table:table-cell table:formula="of:=[.C52]/[.D52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Ｓ魔理沙</text:p>
          </table:table-cell>
          <table:table-cell table:formula="of:=[.C53]/[.D53]*100" office:value-type="float" office:value="33.3333333333333">
            <text:p>33.333333333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萃香</text:p>
          </table:table-cell>
          <table:table-cell table:formula="of:=[.C54]/[.D54]*100" office:value-type="float" office:value="50">
            <text:p>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パチュリー</text:p>
          </table:table-cell>
          <table:table-cell table:formula="of:=[.C55]/[.D55]*100" office:value-type="float" office:value="50">
            <text:p>5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天子</text:p>
          </table:table-cell>
          <table:table-cell table:formula="of:=[.C56]/[.D56]*100"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聖</text:p>
          </table:table-cell>
          <table:table-cell table:formula="of:=[.C57]/[.D57]*100" office:value-type="float" office:value="50">
            <text:p>5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青娥</text:p>
          </table:table-cell>
          <table:table-cell table:formula="of:=[.C58]/[.D58]*100" office:value-type="float" office:value="50">
            <text:p>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Ｄ橙</text:p>
          </table:table-cell>
          <table:table-cell table:formula="of:=[.C59]/[.D59]*100" office:value-type="float" office:value="50">
            <text:p>5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Ｓレミリア</text:p>
          </table:table-cell>
          <table:table-cell table:formula="of:=[.C60]/[.D60]*100" office:value-type="float" office:value="100">
            <text:p>1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Ｄ雛</text:p>
          </table:table-cell>
          <table:table-cell table:formula="of:=[.C61]/[.D61]*100" office:value-type="float" office:value="100">
            <text:p>1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Ｎヤマメ</text:p>
          </table:table-cell>
          <table:table-cell table:formula="of:=[.C62]/[.D62]*100" office:value-type="float" office:value="50">
            <text:p>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レティ</text:p>
          </table:table-cell>
          <table:table-cell table:formula="of:=[.C63]/[.D63]*100" office:value-type="float" office:value="50">
            <text:p>5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Ａ大妖精</text:p>
          </table:table-cell>
          <table:table-cell table:formula="of:=[.C64]/[.D64]*100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れっくうざ</text:p>
          </table:table-cell>
          <table:table-cell table:formula="of:=[.C65]/[.D65]*100"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ミスティア</text:p>
          </table:table-cell>
          <table:table-cell table:formula="of:=[.C66]/[.D66]*100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Ｎレティ</text:p>
          </table:table-cell>
          <table:table-cell table:formula="of:=[.C67]/[.D67]*100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Ｈカナ</text:p>
          </table:table-cell>
          <table:table-cell table:formula="of:=[.C68]/[.D68]*100" office:value-type="float" office:value="50">
            <text:p>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Ａ先代の巫女</text:p>
          </table:table-cell>
          <table:table-cell table:formula="of:=[.C69]/[.D69]*100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Ｓアリス</text:p>
          </table:table-cell>
          <table:table-cell table:formula="of:=[.C70]/[.D70]*100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Ｔ夢月</text:p>
          </table:table-cell>
          <table:table-cell table:formula="of:=[.C71]/[.D71]*100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Ｈ神綺</text:p>
          </table:table-cell>
          <table:table-cell table:formula="of:=[.C72]/[.D72]*100" office:value-type="float" office:value="100">
            <text:p>1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Ｓユキ</text:p>
          </table:table-cell>
          <table:table-cell table:formula="of:=[.C73]/[.D73]*100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大ナマズ</text:p>
          </table:table-cell>
          <table:table-cell table:formula="of:=[.C74]/[.D74]*100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Ａ萃香</text:p>
          </table:table-cell>
          <table:table-cell table:formula="of:=[.C75]/[.D75]*100" office:value-type="float" office:value="50">
            <text:p>5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Ｔ妖夢</text:p>
          </table:table-cell>
          <table:table-cell table:formula="of:=[.C76]/[.D76]*100" office:value-type="float" office:value="50">
            <text:p>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Ｔメルラン</text:p>
          </table:table-cell>
          <table:table-cell table:formula="of:=[.C77]/[.D77]*100" office:value-type="float" office:value="50">
            <text:p>5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輝夜</text:p>
          </table:table-cell>
          <table:table-cell table:formula="of:=[.C78]/[.D78]*100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Ａ夢美</text:p>
          </table:table-cell>
          <table:table-cell table:formula="of:=[.C79]/[.D79]*100" office:value-type="float" office:value="100">
            <text:p>1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ユウカ</text:p>
          </table:table-cell>
          <table:table-cell table:formula="of:=[.C80]/[.D80]*100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小傘</text:p>
          </table:table-cell>
          <table:table-cell table:formula="of:=[.C81]/[.D81]*100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燐</text:p>
          </table:table-cell>
          <table:table-cell table:formula="of:=[.C82]/[.D82]*100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アリス</text:p>
          </table:table-cell>
          <table:table-cell table:formula="of:=[.C83]/[.D83]*100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フラン</text:p>
          </table:table-cell>
          <table:table-cell table:formula="of:=[.C84]/[.D84]*100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Ｎ文</text:p>
          </table:table-cell>
          <table:table-cell table:formula="of:=[.C85]/[.D85]*100" office:value-type="float" office:value="100">
            <text:p>1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Ｈメディスン</text:p>
          </table:table-cell>
          <table:table-cell table:formula="of:=[.C86]/[.D86]*100" office:value-type="float" office:value="100">
            <text:p>1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がぶりあす</text:p>
          </table:table-cell>
          <table:table-cell table:formula="of:=[.C87]/[.D87]*100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ＡＤてゐ</text:p>
          </table:table-cell>
          <table:table-cell table:formula="of:=[.C88]/[.D88]*100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豊姫</text:p>
          </table:table-cell>
          <table:table-cell table:formula="of:=[.C89]/[.D89]*100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靈夢</text:p>
          </table:table-cell>
          <table:table-cell table:formula="of:=[.C90]/[.D90]*100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妖夢</text:p>
          </table:table-cell>
          <table:table-cell table:formula="of:=[.C91]/[.D91]*100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こいし</text:p>
          </table:table-cell>
          <table:table-cell table:formula="of:=[.C92]/[.D92]*100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てゐ</text:p>
          </table:table-cell>
          <table:table-cell table:formula="of:=[.C93]/[.D93]*100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衣玖</text:p>
          </table:table-cell>
          <table:table-cell table:formula="of:=[.C94]/[.D94]*100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チルノ</text:p>
          </table:table-cell>
          <table:table-cell table:formula="of:=[.C95]/[.D95]*100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幽香</text:p>
          </table:table-cell>
          <table:table-cell table:formula="of:=[.C96]/[.D96]*100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らてぃおす</text:p>
          </table:table-cell>
          <table:table-cell table:formula="of:=[.C97]/[.D97]*100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Ｓ咲夜</text:p>
          </table:table-cell>
          <table:table-cell table:formula="of:=[.C98]/[.D98]*100" office:value-type="float" office:value="100">
            <text:p>1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ＪＫ早苗</text:p>
          </table:table-cell>
          <table:table-cell table:formula="of:=[.C99]/[.D99]*100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魔理沙</text:p>
          </table:table-cell>
          <table:table-cell table:formula="of:=[.C100]/[.D100]*10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Ｔサニー</text:p>
          </table:table-cell>
          <table:table-cell table:formula="of:=[.C101]/[.D101]*100"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ＡＤ妹紅</text:p>
          </table:table-cell>
          <table:table-cell table:formula="of:=[.C102]/[.D102]*100" office:value-type="float" office:value="100">
            <text:p>1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リグル</text:p>
          </table:table-cell>
          <table:table-cell table:formula="of:=[.C103]/[.D103]*100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屠自古</text:p>
          </table:table-cell>
          <table:table-cell table:formula="of:=[.C104]/[.D104]*100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パルスィ</text:p>
          </table:table-cell>
          <table:table-cell table:formula="of:=[.C105]/[.D105]*100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こいし</text:p>
          </table:table-cell>
          <table:table-cell table:formula="of:=[.C106]/[.D106]*100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雛</text:p>
          </table:table-cell>
          <table:table-cell table:formula="of:=[.C107]/[.D107]*100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豊姫</text:p>
          </table:table-cell>
          <table:table-cell table:formula="of:=[.C108]/[.D108]*100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ビビット</text:p>
          </table:table-cell>
          <table:table-cell table:formula="of:=[.C109]/[.D109]*100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エレン</text:p>
          </table:table-cell>
          <table:table-cell table:formula="of:=[.C110]/[.D110]*100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永琳</text:p>
          </table:table-cell>
          <table:table-cell table:formula="of:=[.C111]/[.D111]*100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映姫</text:p>
          </table:table-cell>
          <table:table-cell table:formula="of:=[.C112]/[.D112]*100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芳香</text:p>
          </table:table-cell>
          <table:table-cell table:formula="of:=[.C113]/[.D113]*100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Ｔキスメ</text:p>
          </table:table-cell>
          <table:table-cell table:formula="of:=[.C114]/[.D114]*100" office:value-type="float" office:value="100">
            <text:p>1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ぼーまんだ</text:p>
          </table:table-cell>
          <table:table-cell table:formula="of:=[.C115]/[.D115]*100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Ｔナズーリン</text:p>
          </table:table-cell>
          <table:table-cell table:formula="of:=[.C116]/[.D116]*100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Ｈサニー</text:p>
          </table:table-cell>
          <table:table-cell table:formula="of:=[.C117]/[.D117]*100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Ｓ幻月</text:p>
          </table:table-cell>
          <table:table-cell table:formula="of:=[.C118]/[.D118]*100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Ｄ里香</text:p>
          </table:table-cell>
          <table:table-cell table:formula="of:=[.C119]/[.D119]*100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Ｎにとり</text:p>
          </table:table-cell>
          <table:table-cell table:formula="of:=[.C120]/[.D120]*100" office:value-type="float" office:value="0">
            <text:p>0</text:p>
          </table:table-cell>
        </table:table-row>
      </table:table>
      <table:database-ranges>
        <table:database-range table:target-range-address="全試合.A1:全試合.F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2012/11/06</text:date>, <text:time>03:4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6T03:40:57.98</dc:date>
    <meta:generator>OpenOffice.org/3.4$Win32 OpenOffice.org_project/340m1$Build-9590</meta:generator>
    <meta:editing-duration>PT7H44M36S</meta:editing-duration>
    <meta:editing-cycles>5</meta:editing-cycles>
    <meta:document-statistic meta:table-count="6" meta:cell-count="6672" meta:object-count="0"/>
  </office:meta>
</office:document-meta>
</file>